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Meiryo UI" svg:font-family="'Meiryo UI'" style:font-family-generic="modern" style:font-pitch="variable"/>
    <style:font-face style:name="Yu Gothic UI Semilight" svg:font-family="'Yu Gothic UI Semilight'"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745cm" fo:min-width="5.868cm"/>
    </style:style>
    <style:style style:name="gr3" style:family="graphic" style:parent-style-name="standard">
      <style:graphic-properties draw:textarea-horizontal-align="justify" draw:textarea-vertical-align="middle" draw:auto-grow-height="false" fo:min-height="1.826cm" fo:min-width="4.751cm"/>
    </style:style>
    <style:style style:name="gr4" style:family="graphic" style:parent-style-name="standard">
      <style:graphic-properties draw:textarea-horizontal-align="justify" draw:textarea-vertical-align="middle" draw:auto-grow-height="false" fo:min-height="1.785cm" fo:min-width="4.751cm"/>
    </style:style>
    <style:style style:name="gr5" style:family="graphic" style:parent-style-name="standard">
      <style:graphic-properties draw:textarea-horizontal-align="justify" draw:textarea-vertical-align="middle" draw:auto-grow-height="false" fo:min-height="1.703cm" fo:min-width="3.652cm"/>
    </style:style>
    <style:style style:name="gr6" style:family="graphic" style:parent-style-name="standard">
      <style:graphic-properties draw:textarea-horizontal-align="justify" draw:textarea-vertical-align="middle" draw:auto-grow-height="false" fo:min-height="1.703cm" fo:min-width="4.305cm"/>
    </style:style>
    <style:style style:name="gr7" style:family="graphic" style:parent-style-name="standard">
      <style:graphic-properties draw:textarea-horizontal-align="justify" draw:textarea-vertical-align="middle" draw:auto-grow-height="false" fo:min-height="1.703cm" fo:min-width="4.366cm"/>
    </style:style>
    <style:style style:name="gr8" style:family="graphic" style:parent-style-name="standard">
      <style:graphic-properties draw:stroke="none" svg:stroke-color="#000000" draw:fill="none" draw:fill-color="#ffffff" draw:auto-grow-height="true" draw:auto-grow-width="false" fo:max-height="0cm" fo:min-height="4.21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solid" draw:fill-color="#729fcf" draw:textarea-horizontal-align="justify" draw:textarea-vertical-align="middle" draw:auto-grow-height="false" fo:min-height="1.46cm" fo:min-width="5.656cm"/>
    </style:style>
    <style:style style:name="gr11" style:family="graphic" style:parent-style-name="standard">
      <style:graphic-properties draw:fill="solid" draw:fill-color="#ffffff" draw:textarea-horizontal-align="justify" draw:textarea-vertical-align="top" draw:auto-grow-height="false" fo:min-height="3.05cm" fo:min-width="5.656cm"/>
    </style:style>
    <style:style style:name="gr12" style:family="graphic" style:parent-style-name="standard">
      <style:graphic-properties draw:fill="solid" draw:fill-color="#ffffff" draw:textarea-horizontal-align="justify" draw:textarea-vertical-align="top" draw:auto-grow-height="false" fo:min-height="1.052cm" fo:min-width="5.656cm"/>
    </style:style>
    <style:style style:name="gr13" style:family="graphic" style:parent-style-name="standard">
      <style:graphic-properties draw:stroke="none" svg:stroke-color="#000000" draw:fill="none" draw:fill-color="#ffffff" draw:auto-grow-height="true" draw:auto-grow-width="false" fo:max-height="0cm" fo:min-height="6.377cm"/>
    </style:style>
    <style:style style:name="gr14" style:family="graphic" style:parent-style-name="standard">
      <style:graphic-properties draw:fill-color="#ffffff" draw:textarea-horizontal-align="justify" draw:textarea-vertical-align="middle" draw:auto-grow-height="false" fo:min-height="6.684cm" fo:min-width="16.107cm"/>
    </style:style>
    <style:style style:name="gr15" style:family="graphic" style:parent-style-name="standard">
      <style:graphic-properties draw:textarea-horizontal-align="justify" draw:textarea-vertical-align="middle" draw:auto-grow-height="false" fo:min-height="0.853cm" fo:min-width="16.107cm"/>
    </style:style>
    <style:style style:name="gr16" style:family="graphic" style:parent-style-name="standard">
      <style:graphic-properties draw:fill-color="#ffffff" draw:textarea-horizontal-align="justify" draw:textarea-vertical-align="middle" draw:auto-grow-height="false" fo:min-height="4.838cm" fo:min-width="15.375cm"/>
    </style:style>
    <style:style style:name="gr17" style:family="graphic" style:parent-style-name="standard">
      <style:graphic-properties draw:textarea-horizontal-align="justify" draw:textarea-vertical-align="middle" draw:auto-grow-height="false" fo:min-height="0.727cm" fo:min-width="15.375cm"/>
    </style:style>
    <style:style style:name="gr18" style:family="graphic" style:parent-style-name="standard">
      <style:graphic-properties draw:fill-color="#eeeeee" draw:textarea-horizontal-align="justify" draw:textarea-vertical-align="middle" draw:auto-grow-height="false" fo:min-height="3.861cm" fo:min-width="7.193cm"/>
    </style:style>
    <style:style style:name="gr19" style:family="graphic" style:parent-style-name="standard">
      <style:graphic-properties draw:fill-color="#ffffff" draw:textarea-horizontal-align="justify" draw:textarea-vertical-align="top" draw:auto-grow-height="false" fo:min-height="2.436cm" fo:min-width="6.624cm"/>
    </style:style>
    <style:style style:name="gr20" style:family="graphic" style:parent-style-name="standard">
      <style:graphic-properties draw:textarea-horizontal-align="justify" draw:textarea-vertical-align="middle" draw:auto-grow-height="false" fo:min-height="0.605cm" fo:min-width="6.624cm"/>
    </style:style>
    <style:style style:name="gr21" style:family="graphic" style:parent-style-name="standard">
      <style:graphic-properties draw:fill-color="#ffffff" draw:textarea-horizontal-align="justify" draw:textarea-vertical-align="middle" draw:auto-grow-height="false" fo:min-height="3.128cm" fo:min-width="7.031cm"/>
    </style:style>
    <style:style style:name="gr22" style:family="graphic" style:parent-style-name="standard">
      <style:graphic-properties draw:textarea-horizontal-align="justify" draw:textarea-vertical-align="middle" draw:auto-grow-height="false" fo:min-height="0.568cm" fo:min-width="7.031cm"/>
    </style:style>
    <style:style style:name="gr23" style:family="graphic" style:parent-style-name="standard">
      <style:graphic-properties draw:fill-color="#ffffff" draw:textarea-horizontal-align="justify" draw:textarea-vertical-align="top" draw:auto-grow-height="false" fo:min-height="11.921cm" fo:min-width="12.2cm"/>
    </style:style>
    <style:style style:name="gr24" style:family="graphic" style:parent-style-name="standard">
      <style:graphic-properties draw:textarea-horizontal-align="justify" draw:textarea-vertical-align="middle" draw:auto-grow-height="false" fo:min-height="1.337cm" fo:min-width="12.2cm"/>
    </style:style>
    <style:style style:name="gr25" style:family="graphic" style:parent-style-name="standard">
      <style:graphic-properties draw:fill-color="#ffffff" draw:textarea-horizontal-align="justify" draw:textarea-vertical-align="top" draw:auto-grow-height="false" fo:min-height="13.427cm" fo:min-width="12.2cm"/>
    </style:style>
    <style:style style:name="gr26" style:family="graphic" style:parent-style-name="standard">
      <style:graphic-properties draw:textarea-horizontal-align="justify" draw:textarea-vertical-align="middle" draw:auto-grow-height="false" fo:min-height="1.215cm" fo:min-width="11.386cm"/>
    </style:style>
    <style:style style:name="gr27" style:family="graphic" style:parent-style-name="standard">
      <style:graphic-properties draw:fill-color="#ffffff" draw:textarea-horizontal-align="justify" draw:textarea-vertical-align="top" draw:auto-grow-height="false" fo:min-height="10.7cm" fo:min-width="11.386cm"/>
    </style:style>
    <style:style style:name="gr28" style:family="graphic" style:parent-style-name="standard">
      <style:graphic-properties draw:fill-color="#ffffff" draw:textarea-horizontal-align="justify" draw:textarea-vertical-align="top" draw:auto-grow-height="false" fo:min-height="7.525cm" fo:min-width="11.386cm"/>
    </style:style>
    <style:style style:name="gr29" style:family="graphic" style:parent-style-name="standard">
      <style:graphic-properties draw:stroke="none" svg:stroke-color="#000000" draw:fill="none" draw:fill-color="#ffffff" draw:auto-grow-height="true" draw:auto-grow-width="false" fo:max-height="0cm" fo:min-height="0cm"/>
    </style:style>
    <style:style style:name="gr30" style:family="graphic" style:parent-style-name="standard">
      <style:graphic-properties draw:fill-color="#ffffff" draw:textarea-horizontal-align="justify" draw:textarea-vertical-align="top" draw:auto-grow-height="false" fo:min-height="1.134cm" fo:min-width="11.997cm"/>
    </style:style>
    <style:style style:name="gr31" style:family="graphic" style:parent-style-name="standard">
      <style:graphic-properties draw:fill-color="#729fcf" draw:textarea-horizontal-align="justify" draw:textarea-vertical-align="middle" draw:auto-grow-height="false" fo:min-height="1.419cm" fo:min-width="11.997cm"/>
    </style:style>
    <style:style style:name="gr32" style:family="graphic" style:parent-style-name="standard">
      <style:graphic-properties draw:fill-color="#ffffff" draw:textarea-horizontal-align="justify" draw:textarea-vertical-align="top" draw:auto-grow-height="false" fo:min-height="3.739cm" fo:min-width="11.997cm"/>
    </style:style>
    <style:style style:name="gr33" style:family="graphic" style:parent-style-name="standard">
      <style:graphic-properties draw:fill-color="#ffffff" draw:textarea-horizontal-align="justify" draw:textarea-vertical-align="top" draw:auto-grow-height="false" fo:min-height="4.146cm" fo:min-width="8.008cm"/>
    </style:style>
    <style:style style:name="gr34" style:family="graphic" style:parent-style-name="standard">
      <style:graphic-properties draw:fill-color="#729fcf" draw:textarea-horizontal-align="justify" draw:textarea-vertical-align="middle" draw:auto-grow-height="false" fo:min-height="0.686cm" fo:min-width="8.008cm"/>
    </style:style>
    <style:style style:name="gr35" style:family="graphic" style:parent-style-name="standard">
      <style:graphic-properties draw:fill-color="#ffffff" draw:textarea-horizontal-align="justify" draw:textarea-vertical-align="top" draw:auto-grow-height="false" fo:min-height="3.698cm" fo:min-width="8.008cm"/>
    </style:style>
    <style:style style:name="gr36" style:family="graphic" style:parent-style-name="standard">
      <style:graphic-properties draw:stroke="none" svg:stroke-color="#000000" draw:fill="none" draw:fill-color="#ffffff" draw:auto-grow-height="true" draw:auto-grow-width="false" fo:max-height="0cm" fo:min-height="6.938cm"/>
    </style:style>
    <style:style style:name="gr37" style:family="graphic" style:parent-style-name="standard">
      <style:graphic-properties draw:fill-color="#729fcf" draw:textarea-horizontal-align="justify" draw:textarea-vertical-align="middle" draw:auto-grow-height="false" fo:min-height="0.605cm" fo:min-width="13.869cm"/>
    </style:style>
    <style:style style:name="gr38" style:family="graphic" style:parent-style-name="standard">
      <style:graphic-properties draw:fill-color="#eeeeee" draw:textarea-horizontal-align="justify" draw:textarea-vertical-align="middle" draw:auto-grow-height="false" fo:min-height="2.315cm" fo:min-width="6.705cm"/>
    </style:style>
    <style:style style:name="gr39" style:family="graphic" style:parent-style-name="standard">
      <style:graphic-properties draw:fill-color="#ffffff" draw:textarea-horizontal-align="justify" draw:textarea-vertical-align="middle" draw:auto-grow-height="false" fo:min-height="2.315cm" fo:min-width="6.664cm"/>
    </style:style>
    <style:style style:name="gr40" style:family="graphic" style:parent-style-name="standard">
      <style:graphic-properties draw:fill-color="#ffffff" draw:textarea-horizontal-align="justify" draw:textarea-vertical-align="middle" draw:auto-grow-height="false" fo:min-height="0.483cm" fo:min-width="5.81cm"/>
    </style:style>
    <style:style style:name="gr41" style:family="graphic" style:parent-style-name="standard">
      <style:graphic-properties draw:fill-color="#729fcf" draw:textarea-horizontal-align="justify" draw:textarea-vertical-align="middle" draw:auto-grow-height="false" fo:min-height="0.645cm" fo:min-width="5.81cm"/>
    </style:style>
    <style:style style:name="gr42" style:family="graphic" style:parent-style-name="standard">
      <style:graphic-properties draw:fill-color="#729fcf" draw:textarea-horizontal-align="justify" draw:textarea-vertical-align="middle" draw:auto-grow-height="false" fo:min-height="0.646cm" fo:min-width="5.564cm"/>
    </style:style>
    <style:style style:name="gr43" style:family="graphic" style:parent-style-name="standard">
      <style:graphic-properties draw:fill-color="#ffffff" draw:textarea-horizontal-align="justify" draw:textarea-vertical-align="middle" draw:auto-grow-height="false" fo:min-height="0.808cm" fo:min-width="5.564cm"/>
    </style:style>
    <style:style style:name="gr44" style:family="graphic" style:parent-style-name="standard">
      <style:graphic-properties draw:fill-color="#ffffff" draw:textarea-horizontal-align="justify" draw:textarea-vertical-align="top" draw:auto-grow-height="false" fo:min-height="6.425cm" fo:min-width="13.951cm"/>
    </style:style>
    <style:style style:name="gr45" style:family="graphic" style:parent-style-name="standard">
      <style:graphic-properties draw:fill-color="#729fcf" draw:textarea-horizontal-align="justify" draw:textarea-vertical-align="middle" draw:auto-grow-height="false" fo:min-height="0.849cm" fo:min-width="13.951cm"/>
    </style:style>
    <style:style style:name="gr46" style:family="graphic" style:parent-style-name="standard">
      <style:graphic-properties draw:fill-color="#ffffff" draw:textarea-horizontal-align="justify" draw:textarea-vertical-align="middle" draw:auto-grow-height="false" fo:min-height="2.545cm" fo:min-width="2.744cm"/>
    </style:style>
    <style:style style:name="gr47" style:family="graphic" style:parent-style-name="standard">
      <style:graphic-properties draw:fill-color="#eeeeee" draw:textarea-horizontal-align="justify" draw:textarea-vertical-align="middle" draw:auto-grow-height="false" fo:min-height="2.545cm" fo:min-width="2.744cm"/>
    </style:style>
    <style:style style:name="gr48" style:family="graphic" style:parent-style-name="standard">
      <style:graphic-properties draw:fill-color="#729fcf" draw:textarea-horizontal-align="justify" draw:textarea-vertical-align="middle" draw:auto-grow-height="false" fo:min-height="1.134cm" fo:min-width="11.426cm"/>
    </style:style>
    <style:style style:name="gr49" style:family="graphic" style:parent-style-name="standard">
      <style:graphic-properties draw:fill-color="#ffffff" draw:textarea-horizontal-align="justify" draw:textarea-vertical-align="top" draw:auto-grow-height="false" fo:min-height="6.792cm" fo:min-width="11.426cm"/>
    </style:style>
    <style:style style:name="gr50" style:family="graphic" style:parent-style-name="standard">
      <style:graphic-properties draw:fill-color="#ffffff" draw:textarea-horizontal-align="justify" draw:textarea-vertical-align="top" draw:auto-grow-height="false" fo:min-height="4.227cm" fo:min-width="11.426cm"/>
    </style:style>
    <style:style style:name="gr51" style:family="graphic" style:parent-style-name="standard">
      <style:graphic-properties draw:fill-color="#ffffff" draw:textarea-horizontal-align="justify" draw:textarea-vertical-align="top" draw:auto-grow-height="false" fo:min-height="3.942cm" fo:min-width="12.321cm"/>
    </style:style>
    <style:style style:name="gr52" style:family="graphic" style:parent-style-name="standard">
      <style:graphic-properties draw:fill-color="#729fcf" draw:textarea-horizontal-align="justify" draw:textarea-vertical-align="middle" draw:auto-grow-height="false" fo:min-height="0.594cm" fo:min-width="12.48cm"/>
    </style:style>
    <style:style style:name="gr53" style:family="graphic" style:parent-style-name="standard">
      <style:graphic-properties draw:fill-color="#729fcf" draw:textarea-horizontal-align="justify" draw:textarea-vertical-align="top" draw:auto-grow-height="false" fo:min-height="0.843cm" fo:min-width="1.687cm"/>
    </style:style>
    <style:style style:name="gr54" style:family="graphic" style:parent-style-name="standard">
      <style:graphic-properties draw:fill-color="#729fcf" draw:textarea-horizontal-align="justify" draw:textarea-vertical-align="top" draw:auto-grow-height="false" fo:min-height="0.773cm" fo:min-width="1.585cm"/>
    </style:style>
    <style:style style:name="gr55" style:family="graphic" style:parent-style-name="standard">
      <style:graphic-properties draw:fill-color="#729fcf" draw:textarea-horizontal-align="justify" draw:textarea-vertical-align="top" draw:auto-grow-height="false" fo:min-height="0.714cm" fo:min-width="1.881cm"/>
    </style:style>
    <style:style style:name="gr56" style:family="graphic" style:parent-style-name="standard">
      <style:graphic-properties draw:fill-color="#729fcf" draw:textarea-horizontal-align="justify" draw:textarea-vertical-align="top" draw:auto-grow-height="false" fo:min-height="0.92cm" fo:min-width="2.139cm"/>
    </style:style>
    <style:style style:name="gr57" style:family="graphic" style:parent-style-name="standard">
      <style:graphic-properties draw:fill-color="#ffffff" draw:textarea-horizontal-align="justify" draw:textarea-vertical-align="middle" draw:auto-grow-height="false" fo:min-height="0.561cm" fo:min-width="2.139cm"/>
    </style:style>
    <style:style style:name="gr58" style:family="graphic" style:parent-style-name="standard">
      <style:graphic-properties draw:fill-color="#ffffff" draw:textarea-horizontal-align="justify" draw:textarea-vertical-align="middle" draw:auto-grow-height="false" fo:min-height="0.526cm" fo:min-width="1.687cm"/>
    </style:style>
    <style:style style:name="gr59" style:family="graphic" style:parent-style-name="standard">
      <style:graphic-properties draw:fill-color="#ffffff" draw:textarea-horizontal-align="justify" draw:textarea-vertical-align="middle" draw:auto-grow-height="false" fo:min-height="0.808cm" fo:min-width="1.581cm"/>
    </style:style>
    <style:style style:name="gr60" style:family="graphic" style:parent-style-name="standard">
      <style:graphic-properties draw:fill-color="#ffffff" draw:textarea-horizontal-align="justify" draw:textarea-vertical-align="middle" draw:auto-grow-height="false" fo:min-height="0.808cm" fo:min-width="1.882cm"/>
    </style:style>
    <style:style style:name="gr61" style:family="graphic" style:parent-style-name="standard">
      <style:graphic-properties draw:fill-color="#ffffff" draw:textarea-horizontal-align="justify" draw:textarea-vertical-align="top" draw:auto-grow-height="false" fo:min-height="0.934cm" fo:min-width="9.775cm"/>
    </style:style>
    <style:style style:name="gr62" style:family="graphic" style:parent-style-name="standard">
      <style:graphic-properties draw:fill-color="#729fcf" draw:textarea-horizontal-align="justify" draw:textarea-vertical-align="middle" draw:auto-grow-height="false" fo:min-height="1.293cm" fo:min-width="9.775cm"/>
    </style:style>
    <style:style style:name="gr63" style:family="graphic" style:parent-style-name="standard">
      <style:graphic-properties draw:fill-color="#ffffff" draw:textarea-horizontal-align="justify" draw:textarea-vertical-align="top" draw:auto-grow-height="false" fo:min-height="3.807cm" fo:min-width="9.774cm"/>
    </style:style>
    <style:style style:name="gr64" style:family="graphic" style:parent-style-name="standard">
      <style:graphic-properties draw:stroke="none" svg:stroke-color="#000000" draw:fill="none" draw:fill-color="#ffffff" draw:auto-grow-height="true" draw:auto-grow-width="false" fo:max-height="0cm" fo:min-height="4.601cm"/>
    </style:style>
    <style:style style:name="gr65" style:family="graphic" style:parent-style-name="standard">
      <style:graphic-properties draw:fill-color="#ffffff" draw:textarea-horizontal-align="justify" draw:textarea-vertical-align="top" draw:auto-grow-height="false" fo:min-height="3.366cm" fo:min-width="9.775cm"/>
    </style:style>
    <style:style style:name="gr66" style:family="graphic" style:parent-style-name="standard">
      <style:graphic-properties draw:stroke="none" svg:stroke-color="#000000" draw:fill="none" draw:fill-color="#ffffff" draw:auto-grow-height="true" draw:auto-grow-width="false" fo:max-height="0cm" fo:min-height="4.469cm"/>
    </style:style>
    <style:style style:name="gr67" style:family="graphic" style:parent-style-name="standard">
      <style:graphic-properties draw:fill-color="#ffffff" draw:textarea-horizontal-align="justify" draw:textarea-vertical-align="top" draw:auto-grow-height="false" fo:min-height="8.261cm" fo:min-width="9.774cm"/>
    </style:style>
    <style:style style:name="gr68" style:family="graphic" style:parent-style-name="objectwithoutfill">
      <style:graphic-properties svg:stroke-width="0.018cm" draw:marker-start-width="0.227cm" draw:marker-end-width="0.227cm" draw:fill="none" draw:fill-color="#ffffff" draw:textarea-vertical-align="middle" fo:padding-top="0.034cm" fo:padding-bottom="0.034cm" fo:padding-left="0.159cm" fo:padding-right="0.159cm"/>
    </style:style>
    <style:style style:name="gr69" style:family="graphic" style:parent-style-name="standard">
      <style:graphic-properties draw:fill-color="#ffffff" draw:textarea-horizontal-align="justify" draw:textarea-vertical-align="top" draw:auto-grow-height="false" fo:min-height="2.665cm" fo:min-width="9.775cm"/>
    </style:style>
    <style:style style:name="gr70" style:family="graphic" style:parent-style-name="standard">
      <style:graphic-properties draw:fill-color="#ffffff" draw:textarea-horizontal-align="justify" draw:textarea-vertical-align="top" draw:auto-grow-height="false" fo:min-height="6.35cm" fo:min-width="9.774cm"/>
    </style:style>
    <style:style style:name="gr71" style:family="graphic" style:parent-style-name="standard">
      <style:graphic-properties draw:stroke="none" svg:stroke-color="#000000" draw:fill="none" draw:fill-color="#ffffff" draw:auto-grow-height="true" draw:auto-grow-width="false" fo:max-height="0cm" fo:min-height="2.55cm"/>
    </style:style>
    <style:style style:name="gr72" style:family="graphic" style:parent-style-name="standard">
      <style:graphic-properties draw:fill-color="#ffffff" draw:textarea-horizontal-align="justify" draw:textarea-vertical-align="top" draw:auto-grow-height="false" fo:min-height="10.55cm" fo:min-width="9.774cm"/>
    </style:style>
    <style:style style:name="gr73"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Alizarin0-title">
      <style:graphic-properties draw:textarea-vertical-align="middle"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1" style:family="paragraph">
      <style:paragraph-properties fo:text-align="center"/>
      <style:text-properties style:font-name="メイリオ" fo:font-size="44pt" style:font-name-asian="メイリオ" style:font-size-asian="44pt" style:font-size-complex="44pt"/>
    </style:style>
    <style:style style:name="P2" style:family="paragraph">
      <style:text-properties style:font-name="メイリオ" style:font-name-asian="メイリオ"/>
    </style:style>
    <style:style style:name="P3" style:family="paragraph">
      <loext:graphic-properties draw:fill-color="#ffffff"/>
      <style:text-properties style:font-name="メイリオ" style:font-name-asian="メイリオ"/>
    </style:style>
    <style:style style:name="P4" style:family="paragraph">
      <loext:graphic-properties draw:fill-color="#ffffff"/>
      <style:text-properties style:font-size-asian="18pt"/>
    </style:style>
    <style:style style:name="P5" style:family="paragraph">
      <style:text-properties style:font-name="メイリオ" fo:font-size="44pt" style:font-name-asian="メイリオ" style:font-size-asian="44pt" style:font-size-complex="44pt"/>
    </style:style>
    <style:style style:name="P6" style:family="paragraph">
      <style:text-properties style:font-name="メイリオ" fo:font-size="32pt" style:font-name-asian="メイリオ" style:font-size-asian="32pt" style:font-size-complex="32pt"/>
    </style:style>
    <style:style style:name="P7" style:family="paragraph">
      <style:text-properties style:font-name="メイリオ" fo:font-size="48pt" style:font-name-asian="メイリオ" style:font-size-asian="48pt" style:font-size-complex="48pt"/>
    </style:style>
    <style:style style:name="P8" style:family="paragraph">
      <loext:graphic-properties draw:fill-color="#ffffff"/>
    </style:style>
    <style:style style:name="P9" style:family="paragraph">
      <style:text-properties style:font-name="メイリオ" fo:font-size="40pt" style:font-name-asian="メイリオ" style:font-size-asian="40pt" style:font-size-complex="40pt"/>
    </style:style>
    <style:style style:name="P10" style:family="paragraph">
      <style:paragraph-properties fo:text-align="center"/>
    </style:style>
    <style:style style:name="P11" style:family="paragraph">
      <style:paragraph-properties fo:text-align="center"/>
      <style:text-properties style:font-name="メイリオ" style:font-name-asian="メイリオ"/>
    </style:style>
    <style:style style:name="P12" style:family="paragraph">
      <loext:graphic-properties draw:fill="none" draw:fill-color="#ffffff"/>
      <style:text-properties style:font-name="メイリオ" style:font-name-asian="メイリオ"/>
    </style:style>
    <style:style style:name="P13" style:family="paragraph">
      <loext:graphic-properties draw:fill="none"/>
      <style:paragraph-properties fo:text-align="center"/>
    </style:style>
    <style:style style:name="P14" style:family="paragraph">
      <loext:graphic-properties draw:fill="solid" draw:fill-color="#729fcf"/>
      <style:paragraph-properties fo:text-align="center"/>
    </style:style>
    <style:style style:name="P15" style:family="paragraph">
      <style:paragraph-properties fo:text-align="start"/>
    </style:style>
    <style:style style:name="P16" style:family="paragraph">
      <loext:graphic-properties draw:fill="solid" draw:fill-color="#ffffff"/>
      <style:paragraph-properties fo:text-align="start"/>
    </style:style>
    <style:style style:name="P17" style:family="paragraph">
      <loext:graphic-properties draw:fill="none" draw:fill-color="#ffffff"/>
    </style:style>
    <style:style style:name="P18" style:family="paragraph">
      <loext:graphic-properties draw:fill-color="#ffffff"/>
      <style:paragraph-properties fo:text-align="center"/>
    </style:style>
    <style:style style:name="P19" style:family="paragraph">
      <loext:graphic-properties draw:fill-color="#eeeeee"/>
      <style:paragraph-properties fo:text-align="center"/>
    </style:style>
    <style:style style:name="P20" style:family="paragraph">
      <loext:graphic-properties draw:fill-color="#ffffff"/>
      <style:paragraph-properties fo:text-align="start"/>
    </style:style>
    <style:style style:name="P21" style:family="paragraph">
      <loext:graphic-properties draw:fill-color="#ffffff"/>
      <style:paragraph-properties fo:text-align="start"/>
      <style:text-properties style:font-name="メイリオ" style:font-name-asian="メイリオ"/>
    </style:style>
    <style:style style:name="P22" style:family="paragraph">
      <loext:graphic-properties draw:fill-color="#ffffff"/>
      <style:paragraph-properties fo:text-align="start"/>
      <style:text-properties style:font-name="メイリオ1" fo:font-size="18pt" style:font-name-asian="メイリオ1" style:font-size-complex="18pt"/>
    </style:style>
    <style:style style:name="P23" style:family="paragraph">
      <style:text-properties fo:font-size="18pt" style:font-name-asian="メイリオ1" style:font-size-complex="18pt"/>
    </style:style>
    <style:style style:name="P24" style:family="paragraph">
      <loext:graphic-properties draw:fill="none" draw:fill-color="#ffffff"/>
      <style:text-properties fo:font-size="18pt" style:font-name-asian="メイリオ1" style:font-size-complex="18pt"/>
    </style:style>
    <style:style style:name="P25" style:family="paragraph">
      <style:paragraph-properties fo:text-align="start"/>
      <style:text-properties style:font-name="メイリオ"/>
    </style:style>
    <style:style style:name="P26" style:family="paragraph">
      <loext:graphic-properties draw:fill-color="#ffffff"/>
      <style:paragraph-properties fo:text-align="start"/>
      <style:text-properties style:font-name="メイリオ" style:font-name-asian="Source Sans Pro Black1"/>
    </style:style>
    <style:style style:name="P27" style:family="paragraph">
      <loext:graphic-properties draw:fill-color="#729fcf"/>
      <style:paragraph-properties fo:text-align="center"/>
    </style:style>
    <style:style style:name="P28" style:family="paragraph">
      <style:text-properties style:font-name="メイリオ"/>
    </style:style>
    <style:style style:name="P29" style:family="paragraph">
      <loext:graphic-properties draw:fill="none" draw:fill-color="#ffffff"/>
      <style:text-properties style:font-name="メイリオ"/>
    </style:style>
    <style:style style:name="P30" style:family="paragraph">
      <style:paragraph-properties fo:text-align="start"/>
      <style:text-properties style:font-name="メイリオ" style:font-name-asian="メイリオ"/>
    </style:style>
    <style:style style:name="P31" style:family="paragraph">
      <loext:graphic-properties draw:fill-color="#729fcf"/>
      <style:paragraph-properties fo:text-align="center"/>
      <style:text-properties style:font-name="Meiryo UI" style:font-name-asian="Meiryo UI"/>
    </style:style>
    <style:style style:name="P32" style:family="paragraph">
      <loext:graphic-properties draw:fill-color="#729fcf"/>
      <style:paragraph-properties fo:text-align="start"/>
    </style:style>
    <style:style style:name="P33" style:family="paragraph">
      <style:paragraph-properties fo:text-align="start"/>
      <style:text-properties fo:font-size="18pt" style:font-name-asian="メイリオ1" style:font-size-complex="18pt"/>
    </style:style>
    <style:style style:name="P34" style:family="paragraph">
      <loext:graphic-properties draw:fill-color="#ffffff"/>
      <style:paragraph-properties fo:text-align="start"/>
      <style:text-properties fo:font-size="18pt" style:font-name-asian="メイリオ1" style:font-size-complex="18pt"/>
    </style:style>
    <style:style style:name="P35" style:family="paragraph">
      <loext:graphic-properties draw:fill-color="#ffffff"/>
      <style:paragraph-properties fo:text-align="start"/>
      <style:text-properties style:font-name="メイリオ"/>
    </style:style>
    <style:style style:name="P36" style:family="paragraph">
      <loext:graphic-properties draw:fill="none" draw:fill-color="#ffffff"/>
      <style:paragraph-properties fo:text-align="center"/>
    </style:style>
    <style:style style:name="T1" style:family="text">
      <style:text-properties style:font-name="メイリオ" fo:font-size="44pt" style:font-name-asian="メイリオ" style:font-size-asian="44pt" style:font-size-complex="44pt"/>
    </style:style>
    <style:style style:name="T2" style:family="text">
      <style:text-properties style:font-name="メイリオ" style:font-name-asian="メイリオ"/>
    </style:style>
    <style:style style:name="T3" style:family="text">
      <style:text-properties style:font-name="メイリオ" fo:font-size="32pt" style:font-name-asian="メイリオ" style:font-size-asian="32pt" style:font-size-complex="32pt"/>
    </style:style>
    <style:style style:name="T4" style:family="text">
      <style:text-properties style:font-name="メイリオ" fo:font-size="48pt" style:font-name-asian="メイリオ" style:font-size-asian="48pt" style:font-size-complex="48pt"/>
    </style:style>
    <style:style style:name="T5" style:family="text">
      <style:text-properties style:font-name="メイリオ" fo:font-size="40pt" style:font-name-asian="メイリオ" style:font-size-asian="40pt" style:font-size-complex="40pt"/>
    </style:style>
    <style:style style:name="T6" style:family="text">
      <style:text-properties style:font-name="メイリオ"/>
    </style:style>
    <style:style style:name="T7" style:family="text">
      <style:text-properties fo:font-size="18pt" style:font-name-asian="メイリオ1" style:font-size-complex="18pt"/>
    </style:style>
    <style:style style:name="T8" style:family="text">
      <style:text-properties style:font-name="メイリオ1" fo:font-size="18pt" style:font-name-asian="メイリオ1" style:font-size-complex="18pt"/>
    </style:style>
    <style:style style:name="T9" style:family="text">
      <style:text-properties style:font-name-asian="Source Sans Pro Black1"/>
    </style:style>
    <style:style style:name="T10" style:family="text">
      <style:text-properties style:font-name="メイリオ" fo:font-size="18pt" fo:font-weight="normal" style:font-name-asian="メイリオ1" style:font-weight-asian="normal" style:font-size-complex="18pt" style:font-weight-complex="normal"/>
    </style:style>
    <style:style style:name="T11" style:family="text">
      <style:text-properties style:font-name="メイリオ" fo:font-size="16pt" fo:font-weight="normal" style:font-name-asian="メイリオ1" style:font-size-asian="16pt" style:font-weight-asian="normal" style:font-size-complex="16pt" style:font-weight-complex="normal"/>
    </style:style>
    <style:style style:name="T12" style:family="text">
      <style:text-properties style:font-name="Meiryo UI" style:font-name-asian="Meiryo UI"/>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4.071cm" svg:x="0.756cm" svg:y="8.548cm" presentation:class="title" presentation:user-transformed="true">
          <draw:text-box>
            <text:p text:style-name="P1"><text:span text:style-name="T1">上級プログラム演習Ⅲ：最終報告会</text:span></text:p>
          </draw:text-box>
        </draw:frame>
        <draw:frame presentation:style-name="pr2" draw:text-style-name="P3" draw:layer="layout" svg:width="14.904cm" svg:height="3.392cm" svg:x="12.327cm" svg:y="17.138cm" presentation:class="subtitle" presentation:user-transformed="true">
          <draw:text-box>
            <text:p text:style-name="P2"><text:span text:style-name="T2">三重大学工学部情報工学科</text:span><text:span text:style-name="T2">4</text:span><text:span text:style-name="T2">年　倉田　優輝</text:span></text:p>
            <text:p text:style-name="P2"><text:span text:style-name="T2">2017/7/31</text:span><text:span text:style-name="T2">制作</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目次</text:span><text:span text:style-name="T1"><text:tab/></text:span></text:p>
          </draw:text-box>
        </draw:frame>
        <draw:frame presentation:style-name="pr5" draw:text-style-name="P6" draw:layer="layout" svg:width="25.5cm" svg:height="13cm" svg:x="0.9cm" svg:y="5.5cm" presentation:class="outline" presentation:user-transformed="true">
          <draw:text-box>
            <text:list text:style-name="L3">
              <text:list-header>
                <text:p text:style-name="P6"><text:span text:style-name="T3">・制作物の紹介</text:span></text:p>
                <text:p text:style-name="P6"><text:span text:style-name="T3">・外部仕様</text:span></text:p>
              </text:list-header>
              <text:list-item>
                <text:p text:style-name="P6"><text:span text:style-name="T3">・内部仕様</text:span></text:p>
              </text:list-item>
              <text:list-item>
                <text:p text:style-name="P6"><text:span text:style-name="T3">・進行分析</text:span></text:p>
              </text:list-item>
              <text:list-item>
                <text:p text:style-name="P6"><text:span text:style-name="T3">・今後の課題</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制作物の紹介</text:span><text:span text:style-name="T1"><text:tab/></text:span></text:p>
          </draw:text-box>
        </draw:frame>
        <draw:frame presentation:style-name="pr5" draw:text-style-name="P7" draw:layer="layout" svg:width="25.5cm" svg:height="13cm" svg:x="1cm" svg:y="5.5cm" presentation:class="outline">
          <draw:text-box>
            <text:list text:style-name="L3">
              <text:list-header>
                <text:p text:style-name="P7"><text:span text:style-name="T4">制作物：鳥獣ギガ対戦</text:span></text:p>
              </text:list-header>
              <text:list-item>
                <text:p text:style-name="P7"><text:span text:style-name="T5">ジャンル：シミュレーションゲーム</text:span></text:p>
              </text:list-item>
              <text:list-item>
                <text:p text:style-name="P7"><text:span text:style-name="T5">入力機器：マウスのみ</text:span></text:p>
              </text:list-item>
              <text:list-item>
                <text:p text:style-name="P7"><text:span text:style-name="T5">実行方法：</text:span><text:span text:style-name="T5">dacho.jar</text:span><text:span text:style-name="T5">ファイルを実行</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制作物の紹介</text:span><text:span text:style-name="T1"><text:tab/></text:span></text:p>
          </draw:text-box>
        </draw:frame>
        <draw:frame presentation:style-name="pr5" draw:text-style-name="P9" draw:layer="layout" svg:width="25.5cm" svg:height="13cm" svg:x="1cm" svg:y="5.5cm" presentation:class="outline">
          <draw:text-box>
            <text:list text:style-name="L3">
              <text:list-header>
                <text:p text:style-name="P9"><text:span text:style-name="T5">実際のゲーム画面</text:span></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Alizarin0" presentation:presentation-page-layout-name="AL1T0" presentation:use-date-time-name="dtd1">
        <office:forms form:automatic-focus="false" form:apply-design-mode="false"/>
        <draw:frame presentation:style-name="pr1" draw:text-style-name="P1" draw:layer="layout" svg:width="26cm" svg:height="4.071cm" svg:x="0.756cm" svg:y="8.548cm" presentation:class="title" presentation:user-transformed="true">
          <draw:text-box>
            <text:p text:style-name="P1"><text:span text:style-name="T1">外部仕様</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外部仕様</text:span><text:span text:style-name="T1"><text:tab/></text:span></text:p>
          </draw:text-box>
        </draw:frame>
        <draw:frame presentation:style-name="pr5" draw:text-style-name="P6" draw:layer="layout" svg:width="25.5cm" svg:height="13cm" svg:x="1cm" svg:y="5.5cm" presentation:class="outline">
          <draw:text-box>
            <text:list text:style-name="L3">
              <text:list-item>
                <text:p text:style-name="P6"><text:span text:style-name="T3">特定語句の説明</text:span></text:p>
              </text:list-item>
              <text:list-item>
                <text:p text:style-name="P6"><text:span text:style-name="T3">・ユニット</text:span></text:p>
              </text:list-item>
              <text:list-item>
                <text:p text:style-name="P6"><text:span text:style-name="T3">戦闘で使用するキャラクター。 </text:span><text:span text:style-name="T3">HP,ATK,DEF,SPD</text:span><text:span text:style-name="T3">の</text:span><text:span text:style-name="T3">4</text:span><text:span text:style-name="T3">要素と</text:span><text:span text:style-name="T3">,</text:span><text:span text:style-name="T3">３つまでの裝備を持つ。最大</text:span><text:span text:style-name="T3">25</text:span><text:span text:style-name="T3">体まで保持できる</text:span><text:span text:style-name="T3">.</text:span></text:p>
              </text:list-item>
              <text:list-item>
                <text:p text:style-name="P6"><text:span text:style-name="T3">・裝備</text:span></text:p>
              </text:list-item>
              <text:list-item>
                <text:p text:style-name="P6"><text:span text:style-name="T3">レベルと威力と範囲からなる。レベルが高いほど威力が上昇する。範囲がの値が大きいほど、ダメージを与えられるメンバー数が多くなる。</text:span></text:p>
              </text:list-item>
              <text:list-item>
                <text:p text:style-name="P6"><text:span text:style-name="T3">・ポイント</text:span></text:p>
              </text:list-item>
              <text:list-item>
                <text:p text:style-name="P6"><text:span text:style-name="T3">戦闘で得られるポイント。裝備のレベルを上げる時</text:span><text:span text:style-name="T3">,</text:span><text:span text:style-name="T3">新規ユニットの作成時に消費する</text:span><text:span text:style-name="T3">.</text:span></text:p>
              </text:list-item>
              <text:list-item>
                <text:p text:style-name="P6"><text:span text:style-name="T3"/></text:p>
              </text:list-item>
              <text:list-item>
                <text:p text:style-name="P6"><text:span text:style-name="T3"/></text:p>
              </text:list-item>
              <text:list-item>
                <text:p text:style-name="P6"><text:span text:style-name="T3"/></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外部仕様</text:span><text:span text:style-name="T1"><text:tab/></text:span></text:p>
          </draw:text-box>
        </draw:frame>
        <draw:frame presentation:style-name="pr5" draw:text-style-name="P6" draw:layer="layout" svg:width="25.5cm" svg:height="13cm" svg:x="1cm" svg:y="5.5cm" presentation:class="outline" presentation:user-transformed="true">
          <draw:text-box>
            <text:list text:style-name="L3">
              <text:list-item>
                <text:p text:style-name="P6"><text:span text:style-name="T3">特定語句の説明</text:span></text:p>
              </text:list-item>
              <text:list-item>
                <text:p text:style-name="P6"><text:span text:style-name="T3">・戦闘</text:span></text:p>
              </text:list-item>
              <text:list-item>
                <text:p text:style-name="P6"><text:span text:style-name="T3">自身のユニット最大</text:span><text:span text:style-name="T3">6</text:span><text:span text:style-name="T3">体と相手のユニット最大</text:span><text:span text:style-name="T3">6</text:span><text:span text:style-name="T3">体で</text:span><text:span text:style-name="T3">,</text:span><text:span text:style-name="T3">どちらかのユニットが全滅するまでユニットの要素に基づき行動する</text:span><text:span text:style-name="T3">.</text:span></text:p>
              </text:list-item>
              <text:list-item>
                <text:p text:style-name="P6"><text:span text:style-name="T3">・ステージ</text:span></text:p>
              </text:list-item>
              <text:list-item>
                <text:p text:style-name="P6"><text:span text:style-name="T3">特定回数の戦闘からなる</text:span><text:span text:style-name="T3">.</text:span><text:span text:style-name="T3">今回は</text:span><text:span text:style-name="T3">1</text:span><text:span text:style-name="T3">ステージ</text:span><text:span text:style-name="T3">5</text:span><text:span text:style-name="T3">戦闘のみ。</text:span></text:p>
              </text:list-item>
              <text:list-item>
                <text:p text:style-name="P6"><text:span text:style-name="T3">・最大ユニットコスト上限</text:span></text:p>
              </text:list-item>
              <text:list-item>
                <text:p text:style-name="P6"><text:span text:style-name="T3">ユニットの</text:span><text:span text:style-name="T3">4</text:span><text:span text:style-name="T3">つの要素の合計値の最大値</text:span><text:span text:style-name="T3">.</text:span><text:span text:style-name="T3">この値以上にすることはできないが、「戦術考案」にて最大値を上昇できる。以降</text:span><text:span text:style-name="T3">,</text:span><text:span text:style-name="T3">単にコスト上限と呼ぶ。</text:span></text:p>
              </text:list-item>
              <text:list-item>
                <text:p text:style-name="P6"><text:span text:style-name="T3"/></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外部仕様</text:span><text:span text:style-name="T1"><text:tab/></text:span></text:p>
          </draw:text-box>
        </draw:frame>
        <draw:frame presentation:style-name="pr5" draw:text-style-name="P6" draw:layer="layout" svg:width="25.5cm" svg:height="13cm" svg:x="1cm" svg:y="5.5cm" presentation:class="outline">
          <draw:text-box>
            <text:list text:style-name="L3">
              <text:list-item>
                <text:p text:style-name="P6"><text:span text:style-name="T3">ゲームの説明：タイトル画面</text:span></text:p>
              </text:list-item>
              <text:list-item>
                <text:p text:style-name="P6"><text:span text:style-name="T3">タイトル画面。ボタンを押すことでメニュー画面に遷移する。</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外部仕様</text:span></text:p>
          </draw:text-box>
        </draw:frame>
        <draw:frame presentation:style-name="pr5" draw:text-style-name="P6" draw:layer="layout" svg:width="25.5cm" svg:height="13cm" svg:x="1cm" svg:y="5.5cm" presentation:class="outline">
          <draw:text-box>
            <text:list text:style-name="L3">
              <text:list-item>
                <text:p text:style-name="P6"><text:span text:style-name="T3">ゲームの説明：メニュー画面</text:span></text:p>
              </text:list-item>
              <text:list-item>
                <text:p text:style-name="P6"><text:span text:style-name="T3">メニュー画面。「戦況確認」</text:span><text:span text:style-name="T3">,</text:span><text:span text:style-name="T3">「部隊編成」</text:span><text:span text:style-name="T3">,</text:span><text:span text:style-name="T3">「戦術考案」</text:span><text:span text:style-name="T3">,</text:span><text:span text:style-name="T3">「出撃」の</text:span><text:span text:style-name="T3">4</text:span><text:span text:style-name="T3">メニューからなる。各メニューをクリックすることでその項目を実行する。</text:span></text:p>
              </text:list-item>
              <text:list-item>
                <text:p text:style-name="P6"><text:span text:style-name="T3">・戦況確認</text:span></text:p>
              </text:list-item>
              <text:list-item>
                <text:p text:style-name="P6"><text:span text:style-name="T3">自身の状態を確認できる。</text:span></text:p>
              </text:list-item>
              <text:list-item>
                <text:p text:style-name="P6"><text:span text:style-name="T3">・部隊編成</text:span></text:p>
              </text:list-item>
              <text:list-item>
                <text:p text:style-name="P6"><text:span text:style-name="T3">ポイントを</text:span><text:span text:style-name="T3">30</text:span><text:span text:style-name="T3">消費し</text:span><text:span text:style-name="T3">,</text:span><text:span text:style-name="T3">ユニットの作成・更新を行う。</text:span></text:p>
              </text:list-item>
              <text:list-item>
                <text:p text:style-name="P6"><text:span text:style-name="T3">・戦術考案</text:span></text:p>
              </text:list-item>
              <text:list-item>
                <text:p text:style-name="P6"><text:span text:style-name="T3">裝備のレベルを上げたり</text:span><text:span text:style-name="T3">,</text:span><text:span text:style-name="T3">コスト上限を上げられる。</text:span></text:p>
                <text:p text:style-name="P6"><text:span text:style-name="T3"/></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外部仕様</text:span></text:p>
          </draw:text-box>
        </draw:frame>
        <draw:frame presentation:style-name="pr5" draw:text-style-name="P6" draw:layer="layout" svg:width="25.5cm" svg:height="13cm" svg:x="1cm" svg:y="5.5cm" presentation:class="outline">
          <draw:text-box>
            <text:list text:style-name="L3">
              <text:list-item>
                <text:p text:style-name="P6"><text:span text:style-name="T3">ゲームの説明：メニュー画面</text:span></text:p>
              </text:list-item>
              <text:list-item>
                <text:p text:style-name="P6"><text:span text:style-name="T3">・出撃</text:span></text:p>
              </text:list-item>
              <text:list-item>
                <text:p text:style-name="P6"><text:span text:style-name="T3">所持しているユニットを</text:span><text:span text:style-name="T3">1</text:span><text:span text:style-name="T3">体以上選択して</text:span><text:span text:style-name="T3">,</text:span><text:span text:style-name="T3">ステージに挑戦する</text:span><text:span text:style-name="T3">.</text:span><text:span text:style-name="T3">同じユニットは複数体配置できない。</text:span></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外部仕様</text:span><text:span text:style-name="T1"><text:tab/></text:span></text:p>
          </draw:text-box>
        </draw:frame>
        <draw:frame presentation:style-name="pr5" draw:text-style-name="P6" draw:layer="layout" svg:width="25.5cm" svg:height="13cm" svg:x="1cm" svg:y="5.5cm" presentation:class="outline" presentation:user-transformed="true">
          <draw:text-box>
            <text:list text:style-name="L3">
              <text:list-item>
                <text:p text:style-name="P6"><text:span text:style-name="T3">ゲームの説明：戦闘画面</text:span></text:p>
              </text:list-item>
              <text:list-item>
                <text:p text:style-name="P6"><text:span text:style-name="T3">ユニットの操作はできない</text:span><text:span text:style-name="T3">.</text:span></text:p>
              </text:list-item>
              <text:list-item>
                <text:p text:style-name="P6"><text:span text:style-name="T3">SPD</text:span><text:span text:style-name="T3">値が大きいユニットから順に行動する</text:span><text:span text:style-name="T3">.</text:span></text:p>
              </text:list-item>
              <text:list-item>
                <text:p text:style-name="P6"><text:span text:style-name="T3">HP</text:span><text:span text:style-name="T3">が０になったらユニットは行動しない</text:span><text:span text:style-name="T3">.</text:span></text:p>
              </text:list-item>
              <text:list-item>
                <text:p text:style-name="P6"><text:span text:style-name="T3">ランダムに１つ選んだ装備によりダメージを与える。</text:span></text:p>
              </text:list-item>
              <text:list-item>
                <text:p text:style-name="P6"><text:span text:style-name="T3">どちらかのユニットが全滅すると戦闘が終了する。</text:span></text:p>
              </text:list-item>
              <text:list-item>
                <text:p text:style-name="P6"><text:span text:style-name="T3">自身のユニットが残っている場合は次の戦闘へ移行する。</text:span></text:p>
              </text:list-item>
              <text:list-item>
                <text:p text:style-name="P6"><text:span text:style-name="T3">戦闘で勝利・敗北するたびにポイントを取得する。</text:span></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外部仕様</text:span><text:span text:style-name="T1"><text:tab/></text:span></text:p>
          </draw:text-box>
        </draw:frame>
        <draw:frame presentation:style-name="pr5" draw:text-style-name="P6" draw:layer="layout" svg:width="25.5cm" svg:height="13cm" svg:x="1cm" svg:y="5.5cm" presentation:class="outline" presentation:user-transformed="true">
          <draw:text-box>
            <text:list text:style-name="L3">
              <text:list-item>
                <text:p text:style-name="P6"><text:span text:style-name="T3">ゲームのクリア方法：</text:span></text:p>
              </text:list-item>
              <text:list-item>
                <text:p text:style-name="P6"><text:span text:style-name="T3">現在なし。</text:span></text:p>
              </text:list-item>
              <text:list-item>
                <text:p text:style-name="P6"><text:span text:style-name="T3">全ステージをクリアして最後の敵ユニットを倒せばクリアか。</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Alizarin0" presentation:presentation-page-layout-name="AL1T0" presentation:use-date-time-name="dtd1">
        <office:forms form:automatic-focus="false" form:apply-design-mode="false"/>
        <draw:frame presentation:style-name="pr1" draw:text-style-name="P1" draw:layer="layout" svg:width="26cm" svg:height="4.071cm" svg:x="0.756cm" svg:y="8.548cm" presentation:class="title" presentation:user-transformed="true">
          <draw:text-box>
            <text:p text:style-name="P1"><text:span text:style-name="T1">内部仕様</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text:tab/></text:span></text:p>
          </draw:text-box>
        </draw:frame>
        <draw:frame presentation:style-name="pr5" draw:text-style-name="P6" draw:layer="layout" svg:width="25.5cm" svg:height="13cm" svg:x="1cm" svg:y="5.5cm" presentation:class="outline" presentation:user-transformed="true">
          <draw:text-box>
            <text:list text:style-name="L3">
              <text:list-item>
                <text:p text:style-name="P6"><text:span text:style-name="T3">作成に使用したもの</text:span><text:span text:style-name="T3">:JAVA ,</text:span><text:span text:style-name="T3">標準クラスライブラリの</text:span><text:span text:style-name="T3">Swing</text:span></text:p>
              </text:list-item>
              <text:list-item>
                <text:p text:style-name="P6"><text:span text:style-name="T3">JAVA</text:span><text:span text:style-name="T3">を選択した理由</text:span><text:span text:style-name="T3">:OS</text:span><text:span text:style-name="T3">に依存せず</text:span><text:span text:style-name="T3">,</text:span><text:span text:style-name="T3">参考文献が多く</text:span><text:span text:style-name="T3">,</text:span><text:span text:style-name="T3">プログラム開発環境設定が特に必要ない</text:span><text:span text:style-name="T3">.</text:span></text:p>
              </text:list-item>
              <text:list-item>
                <text:p text:style-name="P6"><text:span text:style-name="T3">卒業研究で言語の考え方及び作成プログラムで利用した技術を応用できる</text:span><text:span text:style-name="T3">.</text:span></text:p>
              </text:list-item>
              <text:list-item>
                <text:p text:style-name="P6"><text:span text:style-name="T3"/></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text:tab/></text:span></text:p>
          </draw:text-box>
        </draw:frame>
        <draw:frame presentation:style-name="pr5" draw:text-style-name="P6" draw:layer="layout" svg:width="25.5cm" svg:height="13cm" svg:x="1cm" svg:y="5.5cm" presentation:class="outline" presentation:user-transformed="true">
          <draw:text-box>
            <text:list text:style-name="L3">
              <text:list-item>
                <text:p text:style-name="P6"><text:span text:style-name="T3"/></text:p>
              </text:list-item>
              <text:list-item>
                <text:p text:style-name="P6"><text:span text:style-name="T3"/></text:p>
              </text:list-item>
              <text:list-item>
                <text:p text:style-name="P6"><text:span text:style-name="T3"/></text:p>
              </text:list-item>
            </text:list>
          </draw:text-box>
        </draw:frame>
        <draw:custom-shape draw:style-name="gr2" draw:text-style-name="P11" xml:id="id1" draw:id="id1" draw:layer="layout" svg:width="6.368cm" svg:height="1.995cm" svg:x="1cm" svg:y="4.559cm">
          <text:p text:style-name="P10"><text:span text:style-name="T2">GameProg</text:span></text:p>
          <draw:enhanced-geometry svg:viewBox="0 0 21600 21600" draw:type="rectangle" draw:enhanced-path="M 0 0 L 21600 0 21600 21600 0 21600 0 0 Z N"/>
        </draw:custom-shape>
        <draw:custom-shape draw:style-name="gr3" draw:text-style-name="P10" xml:id="id2" draw:id="id2" draw:layer="layout" svg:width="5.251cm" svg:height="2.076cm" svg:x="5.413cm" svg:y="7.205cm">
          <text:p text:style-name="P10">Title</text:p>
          <draw:enhanced-geometry svg:viewBox="0 0 21600 21600" draw:type="rectangle" draw:enhanced-path="M 0 0 L 21600 0 21600 21600 0 21600 0 0 Z N"/>
        </draw:custom-shape>
        <draw:custom-shape draw:style-name="gr4" draw:text-style-name="P10" xml:id="id3" draw:id="id3" draw:layer="layout" svg:width="5.251cm" svg:height="2.035cm" svg:x="5.414cm" svg:y="11.6cm">
          <text:p text:style-name="P10">MainPanel</text:p>
          <draw:enhanced-geometry svg:viewBox="0 0 21600 21600" draw:mirror-horizontal="false" draw:mirror-vertical="false" draw:type="rectangle" draw:enhanced-path="M 0 0 L 21600 0 21600 21600 0 21600 0 0 Z N"/>
        </draw:custom-shape>
        <draw:custom-shape draw:style-name="gr5" draw:text-style-name="P10" xml:id="id7" draw:id="id7" draw:layer="layout" svg:width="4.152cm" svg:height="1.953cm" svg:x="20.415cm" svg:y="7.65cm">
          <text:p text:style-name="P10">UnitOrg</text:p>
          <draw:enhanced-geometry svg:viewBox="0 0 21600 21600" draw:type="rectangle" draw:enhanced-path="M 0 0 L 21600 0 21600 21600 0 21600 0 0 Z N"/>
        </draw:custom-shape>
        <draw:custom-shape draw:style-name="gr5" draw:text-style-name="P10" xml:id="id8" draw:id="id8" draw:layer="layout" svg:width="4.152cm" svg:height="1.953cm" svg:x="20.515cm" svg:y="9.97cm">
          <text:p text:style-name="P10">TactRes</text:p>
          <draw:enhanced-geometry svg:viewBox="0 0 21600 21600" draw:type="rectangle" draw:enhanced-path="M 0 0 L 21600 0 21600 21600 0 21600 0 0 Z N"/>
        </draw:custom-shape>
        <draw:custom-shape draw:style-name="gr5" draw:text-style-name="P10" xml:id="id6" draw:id="id6" draw:layer="layout" svg:width="4.152cm" svg:height="1.953cm" svg:x="20.514cm" svg:y="5.372cm">
          <text:p text:style-name="P10">CondSit</text:p>
          <draw:enhanced-geometry svg:viewBox="0 0 21600 21600" draw:type="rectangle" draw:enhanced-path="M 0 0 L 21600 0 21600 21600 0 21600 0 0 Z N"/>
        </draw:custom-shape>
        <draw:custom-shape draw:style-name="gr6" draw:text-style-name="P10" xml:id="id5" draw:id="id5" draw:layer="layout" svg:width="4.805cm" svg:height="1.953cm" svg:x="12.332cm" svg:y="7.244cm">
          <text:p text:style-name="P10">MenuPanel</text:p>
          <draw:enhanced-geometry svg:viewBox="0 0 21600 21600" draw:type="rectangle" draw:enhanced-path="M 0 0 L 21600 0 21600 21600 0 21600 0 0 Z N"/>
        </draw:custom-shape>
        <draw:custom-shape draw:style-name="gr7" draw:text-style-name="P10" xml:id="id4" draw:id="id4" draw:layer="layout" svg:width="4.866cm" svg:height="1.953cm" svg:x="12.352cm" svg:y="15.222cm">
          <text:p text:style-name="P10">War</text:p>
          <draw:enhanced-geometry svg:viewBox="0 0 21600 21600" draw:type="rectangle" draw:enhanced-path="M 0 0 L 21600 0 21600 21600 0 21600 0 0 Z N"/>
        </draw:custom-shape>
        <draw:custom-shape draw:style-name="gr5" draw:text-style-name="P10" xml:id="id9" draw:id="id9" draw:layer="layout" svg:width="4.152cm" svg:height="1.953cm" svg:x="20.514cm" svg:y="12.373cm">
          <text:p text:style-name="P10">Sortie</text:p>
          <draw:enhanced-geometry svg:viewBox="0 0 21600 21600" draw:type="rectangle" draw:enhanced-path="M 0 0 L 21600 0 21600 21600 0 21600 0 0 Z N"/>
        </draw:custom-shape>
        <draw:frame draw:style-name="gr8" draw:text-style-name="P12" draw:layer="layout" svg:width="8.955cm" svg:height="4.882cm" svg:x="0.651cm" svg:y="14.044cm">
          <draw:text-box>
            <text:p text:style-name="P2"><text:span text:style-name="T2">構成ファイルの関係図</text:span></text:p>
            <text:p text:style-name="P2"><text:span text:style-name="T2">矢印</text:span><text:span text:style-name="T2">:</text:span><text:span text:style-name="T2">矢印を出すクラスが指し先のクラスを管理</text:span><text:span text:style-name="T2">(</text:span><text:span text:style-name="T2">オブジェクトの表示</text:span><text:span text:style-name="T2">,</text:span><text:span text:style-name="T2">操作</text:span><text:span text:style-name="T2">,</text:span><text:span text:style-name="T2">異なるクラスへの遷移を行っている</text:span><text:span text:style-name="T2">).</text:span></text:p>
          </draw:text-box>
        </draw:frame>
        <draw:connector draw:style-name="gr9" draw:text-style-name="P13" draw:layer="layout" svg:x1="4.184cm" svg:y1="6.554cm" svg:x2="5.413cm" svg:y2="8.243cm" draw:start-shape="id1" draw:start-glue-point="2" draw:end-shape="id2" draw:end-glue-point="3" svg:d="M4184 6554v1689h1229" svg:viewBox="0 0 1230 1690">
          <text:p/>
        </draw:connector>
        <draw:connector draw:style-name="gr9" draw:text-style-name="P13" draw:layer="layout" svg:x1="4.184cm" svg:y1="6.554cm" svg:x2="5.414cm" svg:y2="12.617cm" draw:start-shape="id1" draw:start-glue-point="2" draw:end-shape="id3" draw:end-glue-point="3" svg:d="M4184 6554v6063h1230" svg:viewBox="0 0 1231 6064">
          <text:p/>
        </draw:connector>
        <draw:connector draw:style-name="gr9" draw:text-style-name="P13" draw:layer="layout" svg:x1="10.665cm" svg:y1="12.617cm" svg:x2="12.352cm" svg:y2="16.198cm" draw:start-shape="id3" draw:start-glue-point="1" draw:end-shape="id4" draw:end-glue-point="3" svg:d="M10665 12617h843v3581h844" svg:viewBox="0 0 1688 3582">
          <text:p/>
        </draw:connector>
        <draw:connector draw:style-name="gr9" draw:text-style-name="P13" draw:layer="layout" svg:x1="10.665cm" svg:y1="12.617cm" svg:x2="12.332cm" svg:y2="8.22cm" draw:start-shape="id3" draw:start-glue-point="1" draw:end-shape="id5" draw:end-glue-point="3" svg:d="M10665 12617h833v-4397h834" svg:viewBox="0 0 1668 4398">
          <text:p/>
        </draw:connector>
        <draw:connector draw:style-name="gr9" draw:text-style-name="P13" draw:layer="layout" svg:x1="17.137cm" svg:y1="8.22cm" svg:x2="20.514cm" svg:y2="6.348cm" draw:start-shape="id5" draw:start-glue-point="1" draw:end-shape="id6" svg:d="M17137 8220h1688v-1872h1689" svg:viewBox="0 0 3378 1873">
          <text:p/>
        </draw:connector>
        <draw:connector draw:style-name="gr9" draw:text-style-name="P13" draw:layer="layout" svg:x1="17.137cm" svg:y1="8.22cm" svg:x2="20.415cm" svg:y2="8.626cm" draw:start-shape="id5" draw:start-glue-point="1" draw:end-shape="id7" svg:d="M17137 8220h1639v406h1639" svg:viewBox="0 0 3279 407">
          <text:p/>
        </draw:connector>
        <draw:connector draw:style-name="gr9" draw:text-style-name="P13" draw:layer="layout" svg:x1="17.137cm" svg:y1="8.22cm" svg:x2="20.515cm" svg:y2="10.946cm" draw:start-shape="id5" draw:start-glue-point="1" draw:end-shape="id8" svg:d="M17137 8220h1689v2726h1689" svg:viewBox="0 0 3379 2727">
          <text:p/>
        </draw:connector>
        <draw:connector draw:style-name="gr9" draw:text-style-name="P13" draw:layer="layout" svg:x1="17.137cm" svg:y1="8.22cm" svg:x2="20.514cm" svg:y2="13.349cm" draw:start-shape="id5" draw:start-glue-point="1" draw:end-shape="id9" draw:end-glue-point="3" svg:d="M17137 8220h1688v5129h1689" svg:viewBox="0 0 3378 5130">
          <text:p/>
        </draw:connector>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19" presentation:use-date-time-name="dtd1">
        <office:forms form:automatic-focus="false" form:apply-design-mode="false"/>
        <draw:frame presentation:style-name="pr4" draw:text-style-name="P5" draw:layer="layout" svg:width="26cm" svg:height="2.5cm" svg:x="1cm" svg:y="1cm" presentation:class="title">
          <draw:text-box>
            <text:p text:style-name="P5"><text:span text:style-name="T1">内部仕様：</text:span><text:span text:style-name="T1">GameProg</text:span><text:span text:style-name="T1"><text:tab/></text:span></text:p>
          </draw:text-box>
        </draw:frame>
        <draw:frame presentation:style-name="pr5" draw:text-style-name="P6" draw:layer="layout" svg:width="25.5cm" svg:height="13cm" svg:x="1cm" svg:y="5.5cm" presentation:class="outline" presentation:user-transformed="true">
          <draw:text-box>
            <text:list text:style-name="L3">
              <text:list-header>
                <text:p text:style-name="P6"><text:span text:style-name="T3"/></text:p>
              </text:list-header>
              <text:list-item>
                <text:p text:style-name="P6"><text:span text:style-name="T3"/></text:p>
              </text:list-item>
              <text:list-item>
                <text:p text:style-name="P6"><text:span text:style-name="T3"/></text:p>
              </text:list-item>
            </text:list>
          </draw:text-box>
        </draw:frame>
        <draw:custom-shape draw:style-name="gr10" draw:text-style-name="P14" draw:layer="layout" svg:width="6.156cm" svg:height="1.71cm" svg:x="1.221cm" svg:y="4.925cm">
          <text:p text:style-name="P10">GameProg　extends</text:p>
          <draw:enhanced-geometry svg:viewBox="0 0 21600 21600" draw:type="rectangle" draw:enhanced-path="M 0 0 L 21600 0 21600 21600 0 21600 0 0 Z N"/>
        </draw:custom-shape>
        <draw:custom-shape draw:style-name="gr11" draw:text-style-name="P16" draw:layer="layout" svg:width="6.156cm" svg:height="3.3cm" svg:x="1.221cm" svg:y="7.937cm">
          <text:p text:style-name="P15">+ GameProg()</text:p>
          <text:p text:style-name="P15">+ main()</text:p>
          <text:p text:style-name="P15">+ actionPerformed( e )</text:p>
          <draw:enhanced-geometry svg:viewBox="0 0 21600 21600" draw:type="rectangle" draw:enhanced-path="M 0 0 L 21600 0 21600 21600 0 21600 0 0 Z N"/>
        </draw:custom-shape>
        <draw:custom-shape draw:style-name="gr12" draw:text-style-name="P16" draw:layer="layout" svg:width="6.156cm" svg:height="1.302cm" svg:x="1.221cm" svg:y="6.635cm">
          <text:p text:style-name="P15"><text:s/>- JPanel : change;</text:p>
          <draw:enhanced-geometry svg:viewBox="0 0 21600 21600" draw:type="rectangle" draw:enhanced-path="M 0 0 L 21600 0 21600 21600 0 21600 0 0 Z N"/>
        </draw:custom-shape>
        <draw:frame draw:style-name="gr13" draw:text-style-name="P17" draw:layer="layout" svg:width="18.677cm" svg:height="7.726cm" svg:x="1.4cm" svg:y="12.089cm">
          <draw:text-box>
            <text:p>　main<text:span text:style-name="T2">メソッドで</text:span><text:span text:style-name="T2">Container</text:span><text:span text:style-name="T2">内に登録されているものを表示する</text:span><text:span text:style-name="T2">.</text:span></text:p>
            <text:p><text:span text:style-name="T2">　</text:span><text:span text:style-name="T2">GameProg()</text:span><text:span text:style-name="T2">内にて</text:span><text:span text:style-name="T2">Title</text:span><text:span text:style-name="T2">とボタンと</text:span><text:span text:style-name="T2">MainPanel</text:span><text:span text:style-name="T2">を</text:span><text:span text:style-name="T2">change</text:span><text:span text:style-name="T2">に登録し</text:span><text:span text:style-name="T2">,</text:span><text:span text:style-name="T2">それを</text:span><text:span text:style-name="T2">contentPane</text:span><text:span text:style-name="T2">に登録している</text:span><text:span text:style-name="T2">.</text:span></text:p>
            <text:p><text:span text:style-name="T2">　また</text:span><text:span text:style-name="T2">,change</text:span><text:span text:style-name="T2">が</text:span><text:span text:style-name="T2">CardLayout</text:span><text:span text:style-name="T2">になっており</text:span><text:span text:style-name="T2">,title</text:span><text:span text:style-name="T2">か</text:span><text:span text:style-name="T2">mainp</text:span><text:span text:style-name="T2">かのどちらかのみを表示する</text:span><text:span text:style-name="T2">.</text:span></text:p>
            <text:p><text:span text:style-name="T2">　</text:span><text:span text:style-name="T2">title</text:span><text:span text:style-name="T2">内の</text:span><text:span text:style-name="T2">btn</text:span><text:span text:style-name="T2">が押された場合</text:span><text:span text:style-name="T2">,actionPerfomed</text:span><text:span text:style-name="T2">がそれを受取り</text:span><text:span text:style-name="T2">,</text:span><text:span text:style-name="T2">表示するパネルを</text:span><text:span text:style-name="T2">title</text:span><text:span text:style-name="T2">から</text:span><text:span text:style-name="T2">mainp</text:span><text:span text:style-name="T2">に変更する</text:span><text:span text:style-name="T2">.</text:span></text:p>
            <text:p><text:span text:style-name="T2"/></text:p>
          </draw:text-box>
        </draw:frame>
        <draw:custom-shape draw:style-name="gr14" draw:text-style-name="P18" draw:layer="layout" svg:width="16.607cm" svg:height="6.934cm" svg:x="9.159cm" svg:y="4.397cm">
          <text:p/>
          <draw:enhanced-geometry svg:viewBox="0 0 21600 21600" draw:type="rectangle" draw:enhanced-path="M 0 0 L 21600 0 21600 21600 0 21600 0 0 Z N"/>
        </draw:custom-shape>
        <draw:custom-shape draw:style-name="gr15" draw:text-style-name="P10" draw:layer="layout" svg:width="16.607cm" svg:height="1.103cm" svg:x="9.159cm" svg:y="4.397cm">
          <text:p text:style-name="P10">-Container : contentPane</text:p>
          <draw:enhanced-geometry svg:viewBox="0 0 21600 21600" draw:type="rectangle" draw:enhanced-path="M 0 0 L 21600 0 21600 21600 0 21600 0 0 Z N"/>
        </draw:custom-shape>
        <draw:custom-shape draw:style-name="gr16" draw:text-style-name="P18" draw:layer="layout" svg:width="15.875cm" svg:height="5.088cm" svg:x="9.525cm" svg:y="5.862cm">
          <text:p/>
          <draw:enhanced-geometry svg:viewBox="0 0 21600 21600" draw:type="rectangle" draw:enhanced-path="M 0 0 L 21600 0 21600 21600 0 21600 0 0 Z N"/>
        </draw:custom-shape>
        <draw:custom-shape draw:style-name="gr17" draw:text-style-name="P10" draw:layer="layout" svg:width="15.875cm" svg:height="0.977cm" svg:x="9.525cm" svg:y="5.862cm">
          <text:p text:style-name="P10">+ JPanel : change</text:p>
          <draw:enhanced-geometry svg:viewBox="0 0 21600 21600" draw:type="rectangle" draw:enhanced-path="M 0 0 L 21600 0 21600 21600 0 21600 0 0 Z N"/>
        </draw:custom-shape>
        <draw:custom-shape draw:style-name="gr18" draw:text-style-name="P19" draw:layer="layout" svg:width="7.693cm" svg:height="4.111cm" svg:x="9.525cm" svg:y="6.839cm">
          <text:p/>
          <draw:enhanced-geometry svg:viewBox="0 0 21600 21600" draw:type="rectangle" draw:enhanced-path="M 0 0 L 21600 0 21600 21600 0 21600 0 0 Z N"/>
        </draw:custom-shape>
        <draw:custom-shape draw:style-name="gr19" draw:text-style-name="P20" draw:layer="layout" svg:width="7.124cm" svg:height="2.686cm" svg:x="9.769cm" svg:y="7.938cm">
          <text:p text:style-name="P15">- Title : tit</text:p>
          <text:p text:style-name="P15">- Jbutton : btn </text:p>
          <draw:enhanced-geometry svg:viewBox="0 0 21600 21600" draw:type="rectangle" draw:enhanced-path="M 0 0 L 21600 0 21600 21600 0 21600 0 0 Z N"/>
        </draw:custom-shape>
        <draw:custom-shape draw:style-name="gr20" draw:text-style-name="P10" draw:layer="layout" svg:width="7.124cm" svg:height="0.855cm" svg:x="9.769cm" svg:y="7.083cm">
          <text:p text:style-name="P10">- Title : title</text:p>
          <draw:enhanced-geometry svg:viewBox="0 0 21600 21600" draw:type="rectangle" draw:enhanced-path="M 0 0 L 21600 0 21600 21600 0 21600 0 0 Z N"/>
        </draw:custom-shape>
        <draw:custom-shape draw:style-name="gr21" draw:text-style-name="P18" draw:layer="layout" svg:width="7.531cm" svg:height="3.378cm" svg:x="17.503cm" svg:y="7.246cm">
          <text:p/>
          <draw:enhanced-geometry svg:viewBox="0 0 21600 21600" draw:type="rectangle" draw:enhanced-path="M 0 0 L 21600 0 21600 21600 0 21600 0 0 Z N"/>
        </draw:custom-shape>
        <draw:custom-shape draw:style-name="gr22" draw:text-style-name="P10" draw:layer="layout" svg:width="7.531cm" svg:height="0.818cm" svg:x="17.503cm" svg:y="7.146cm">
          <text:p text:style-name="P10">- Mainpanel : mainp</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PANEL</text:span></text:p>
          </draw:text-box>
        </draw:frame>
        <draw:custom-shape draw:style-name="gr23" draw:text-style-name="P20" draw:layer="layout" svg:width="12.7cm" svg:height="12.171cm" svg:x="0.814cm" svg:y="6.431cm">
          <text:p text:style-name="P15"><text:span text:style-name="T6"># </text:span>final int : WIN_WIDTH = 640 </text:p>
          <text:p text:style-name="P15">　︙</text:p>
          <text:p text:style-name="P15"># String : str</text:p>
          <text:p text:style-name="P15">//mouse</text:p>
          <text:p text:style-name="P15"># int : x , y , mx , my ;</text:p>
          <text:p text:style-name="P15">// menuPanel </text:p>
          <text:p text:style-name="P15"># MENU : Bak, MsubBak ...</text:p>
          <text:p text:style-name="P15"/>
          <text:p text:style-name="P15">// unit data</text:p>
          <text:p text:style-name="P15"># Unit : un[] ...</text:p>
          <text:p text:style-name="P15"/>
          <text:p text:style-name="P15"># int :changeFlag</text:p>
          <text:p text:style-name="P15"># int : point</text:p>
          <text:p text:style-name="P15"/>
          <text:p text:style-name="P15">//animation</text:p>
          <text:p text:style-name="P15"># int : time, animate ...</text:p>
          <text:p text:style-name="P15"/>
          <text:p text:style-name="P15"/>
          <text:p text:style-name="P15"/>
          <draw:enhanced-geometry svg:viewBox="0 0 21600 21600" draw:type="rectangle" draw:enhanced-path="M 0 0 L 21600 0 21600 21600 0 21600 0 0 Z N"/>
        </draw:custom-shape>
        <draw:custom-shape draw:style-name="gr24" draw:text-style-name="P10" draw:layer="layout" svg:width="12.7cm" svg:height="1.587cm" svg:x="0.814cm" svg:y="4.844cm">
          <text:p text:style-name="P10">PANEL</text:p>
          <draw:enhanced-geometry svg:viewBox="0 0 21600 21600" draw:type="rectangle" draw:enhanced-path="M 0 0 L 21600 0 21600 21600 0 21600 0 0 Z N"/>
        </draw:custom-shape>
        <draw:custom-shape draw:style-name="gr25" draw:text-style-name="P20" draw:layer="layout" svg:width="12.7cm" svg:height="13.677cm" svg:x="14.084cm" svg:y="4.885cm">
          <text:p text:style-name="P15">+ PANEL() //<text:span text:style-name="T7">各変数の初期化</text:span></text:p>
          <text:p text:style-name="P15">// mouseEvent</text:p>
          <text:p text:style-name="P15">+mouseClicked()</text:p>
          <text:p text:style-name="P15">︙</text:p>
          <text:p text:style-name="P15"/>
          <text:p text:style-name="P15">//drawEvent</text:p>
          <text:p text:style-name="P15">+void : paintComponent()</text:p>
          <text:p text:style-name="P15"/>
          <text:p text:style-name="P15">// LoadEvent</text:p>
          <text:p text:style-name="P15">+Equip[] : LoadEquip()</text:p>
          <text:p text:style-name="P15">︙</text:p>
          <text:p text:style-name="P15"/>
          <text:p text:style-name="P15">// FlagEvent</text:p>
          <text:p text:style-name="P15">+ boolean: GetFlag()</text:p>
          <text:p text:style-name="P15">+ void :SetFlag()</text:p>
          <text:p text:style-name="P15"/>
          <text:p text:style-name="P15">//AnimationEvent</text:p>
          <text:p text:style-name="P15">+void : Time()</text:p>
          <text:p text:style-name="P15"/>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3" draw:master-page-name="Alizarin"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 </text:span><text:span text:style-name="T1">:</text:span><text:span text:style-name="T1"> MENU</text:span><text:span text:style-name="T1"><text:tab/></text:span></text:p>
          </draw:text-box>
        </draw:frame>
        <draw:custom-shape draw:style-name="gr26" draw:text-style-name="P10" draw:layer="layout" svg:width="11.886cm" svg:height="1.465cm" svg:x="1.506cm" svg:y="4.844cm">
          <text:p text:style-name="P10">MENU</text:p>
          <draw:enhanced-geometry svg:viewBox="0 0 21600 21600" draw:type="rectangle" draw:enhanced-path="M 0 0 L 21600 0 21600 21600 0 21600 0 0 Z N"/>
        </draw:custom-shape>
        <draw:custom-shape draw:style-name="gr27" draw:text-style-name="P21" draw:layer="layout" svg:width="11.886cm" svg:height="10.95cm" svg:x="1.506cm" svg:y="6.309cm">
          <text:p text:style-name="P15"><text:span text:style-name="T2">+Image : img</text:span></text:p>
          <text:p text:style-name="P15"><text:span text:style-name="T2">+ int : x</text:span></text:p>
          <text:p text:style-name="P15"><text:span text:style-name="T2">+ int : y</text:span></text:p>
          <text:p text:style-name="P15"><text:span text:style-name="T2"/></text:p>
          <text:p text:style-name="P15"><text:span text:style-name="T2"/></text:p>
          <draw:enhanced-geometry svg:viewBox="0 0 21600 21600" draw:type="rectangle" draw:enhanced-path="M 0 0 L 21600 0 21600 21600 0 21600 0 0 Z N"/>
        </draw:custom-shape>
        <draw:custom-shape draw:style-name="gr28" draw:text-style-name="P22" draw:layer="layout" svg:width="11.886cm" svg:height="7.775cm" svg:x="1.506cm" svg:y="9.484cm">
          <text:p text:style-name="P15"><text:span text:style-name="T8">MENU()</text:span></text:p>
          <text:p text:style-name="P15"><text:span text:style-name="T8"/></text:p>
          <text:p text:style-name="P15"><text:span text:style-name="T8">+ void : put()</text:span></text:p>
          <text:p text:style-name="P15"><text:span text:style-name="T8">+ void : set()</text:span></text:p>
          <text:p text:style-name="P15"><text:span text:style-name="T8">+ void : draw()</text:span></text:p>
          <text:p text:style-name="P15"><text:span text:style-name="T8">+ void : draw(g, int w , int h)</text:span></text:p>
          <draw:enhanced-geometry svg:viewBox="0 0 21600 21600" draw:type="rectangle" draw:enhanced-path="M 0 0 L 21600 0 21600 21600 0 21600 0 0 Z N"/>
        </draw:custom-shape>
        <draw:frame draw:style-name="gr29" draw:text-style-name="P24" draw:layer="layout" svg:width="11.357cm" svg:height="4.533cm" svg:x="14.857cm" svg:y="4.885cm">
          <draw:text-box>
            <text:p text:style-name="P23"><text:span text:style-name="T7">前ページの</text:span><text:span text:style-name="T7">PANEL</text:span><text:span text:style-name="T7">クラスと同様な</text:span><text:span text:style-name="T7">,</text:span><text:span text:style-name="T7">汎用的なクラス</text:span><text:span text:style-name="T7">.</text:span></text:p>
            <text:p text:style-name="P23"><text:span text:style-name="T7">自身の座標と画像イメージを持つ</text:span><text:span text:style-name="T7">.</text:span></text:p>
            <text:p text:style-name="P23"><text:span text:style-name="T7"/></text:p>
            <text:p text:style-name="P23"><text:span text:style-name="T7"/></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Title</text:span><text:span text:style-name="T1"><text:tab/></text:span></text:p>
          </draw:text-box>
        </draw:frame>
        <draw:custom-shape draw:style-name="gr30" draw:text-style-name="P26" draw:layer="layout" svg:width="12.497cm" svg:height="1.384cm" svg:x="1.261cm" svg:y="6.432cm">
          <text:p text:style-name="P25"><text:span text:style-name="T9">- MENU : rab[2] //</text:span><text:span text:style-name="T9">タイトル画面に表示する用</text:span></text:p>
          <text:p text:style-name="P25"><text:span text:style-name="T9"/></text:p>
          <text:p text:style-name="P25"><text:span text:style-name="T9"/></text:p>
          <draw:enhanced-geometry svg:viewBox="0 0 21600 21600" draw:type="rectangle" draw:enhanced-path="M 0 0 L 21600 0 21600 21600 0 21600 0 0 Z N"/>
        </draw:custom-shape>
        <draw:custom-shape draw:style-name="gr31" draw:text-style-name="P27" draw:layer="layout" svg:width="12.497cm" svg:height="1.669cm" svg:x="1.261cm" svg:y="4.763cm">
          <text:p text:style-name="P10">Title : extends PANEL</text:p>
          <draw:enhanced-geometry svg:viewBox="0 0 21600 21600" draw:type="rectangle" draw:enhanced-path="M 0 0 L 21600 0 21600 21600 0 21600 0 0 Z N"/>
        </draw:custom-shape>
        <draw:custom-shape draw:style-name="gr32" draw:text-style-name="P20" draw:layer="layout" svg:width="12.497cm" svg:height="3.989cm" svg:x="1.261cm" svg:y="7.816cm">
          <text:p text:style-name="P15">+ Title()</text:p>
          <text:p text:style-name="P15"/>
          <text:p text:style-name="P15">@Override</text:p>
          <text:p text:style-name="P15">+ void: paintComponent()</text:p>
          <draw:enhanced-geometry svg:viewBox="0 0 21600 21600" draw:type="rectangle" draw:enhanced-path="M 0 0 L 21600 0 21600 21600 0 21600 0 0 Z N"/>
        </draw:custom-shape>
        <draw:frame draw:style-name="gr29" draw:text-style-name="P29" draw:layer="layout" svg:width="21.086cm" svg:height="2.147cm" svg:x="1.261cm" svg:y="12.782cm">
          <draw:text-box>
            <text:p text:style-name="P28"><text:span text:style-name="T6">PANEL</text:span><text:span text:style-name="T10">クラスを</text:span><text:span text:style-name="T10">override</text:span><text:span text:style-name="T10">して</text:span><text:span text:style-name="T10">paintComponent</text:span><text:span text:style-name="T10">内でタイトルの画像を表示している</text:span><text:span text:style-name="T10">.</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MainPanel</text:span></text:p>
          </draw:text-box>
        </draw:frame>
        <draw:custom-shape draw:style-name="gr33" draw:text-style-name="P26" draw:layer="layout" svg:width="8.508cm" svg:height="4.396cm" svg:x="1.261cm" svg:y="5.414cm">
          <text:p text:style-name="P25"><text:span text:style-name="T9">- MenuPanel : menu</text:span></text:p>
          <text:p text:style-name="P25"><text:span text:style-name="T9">- War : war</text:span></text:p>
          <text:p text:style-name="P25"><text:span text:style-name="T9">- Thread : gameLoop</text:span></text:p>
          <text:p text:style-name="P25"><text:span text:style-name="T9"/></text:p>
          <draw:enhanced-geometry svg:viewBox="0 0 21600 21600" draw:type="rectangle" draw:enhanced-path="M 0 0 L 21600 0 21600 21600 0 21600 0 0 Z N"/>
        </draw:custom-shape>
        <draw:custom-shape draw:style-name="gr34" draw:text-style-name="P27" draw:layer="layout" svg:width="8.508cm" svg:height="0.936cm" svg:x="1.261cm" svg:y="4.478cm">
          <text:p text:style-name="P10">MainPanel</text:p>
          <draw:enhanced-geometry svg:viewBox="0 0 21600 21600" draw:type="rectangle" draw:enhanced-path="M 0 0 L 21600 0 21600 21600 0 21600 0 0 Z N"/>
        </draw:custom-shape>
        <draw:custom-shape draw:style-name="gr35" draw:text-style-name="P20" draw:layer="layout" svg:width="8.508cm" svg:height="3.948cm" svg:x="1.261cm" svg:y="8.63cm">
          <text:p text:style-name="P15">+ MainPanel()</text:p>
          <text:p text:style-name="P15"/>
          <text:p text:style-name="P15">+ void ChangeShow()</text:p>
          <text:p text:style-name="P15"/>
          <text:p text:style-name="P15">+ void run()</text:p>
          <draw:enhanced-geometry svg:viewBox="0 0 21600 21600" draw:type="rectangle" draw:enhanced-path="M 0 0 L 21600 0 21600 21600 0 21600 0 0 Z N"/>
        </draw:custom-shape>
        <draw:frame draw:style-name="gr36" draw:text-style-name="P29" draw:layer="layout" svg:width="10.421cm" svg:height="7.188cm" svg:x="0.733cm" svg:y="12.7cm">
          <draw:text-box>
            <text:p text:style-name="P28"><text:span text:style-name="T11"><text:s text:c="2"/></text:span><text:span text:style-name="T11">MainPanel</text:span><text:span text:style-name="T11">も</text:span><text:span text:style-name="T11">CardLayout</text:span><text:span text:style-name="T11">になっており</text:span><text:span text:style-name="T11">,menu</text:span><text:span text:style-name="T11">と</text:span><text:span text:style-name="T11">war</text:span><text:span text:style-name="T11">を表示する</text:span><text:span text:style-name="T11">.</text:span></text:p>
            <text:p text:style-name="P28"><text:span text:style-name="T11"/></text:p>
            <text:p text:style-name="P28"><text:span text:style-name="T11"><text:s text:c="2"/></text:span><text:span text:style-name="T11">run</text:span><text:span text:style-name="T11">メソッドでは</text:span><text:span text:style-name="T11">,</text:span><text:span text:style-name="T11">それぞれのパネル内のオブジェクトの再描写</text:span><text:span text:style-name="T11">,Time</text:span><text:span text:style-name="T11">関数の更新</text:span><text:span text:style-name="T11">,</text:span><text:span text:style-name="T11">それぞれのフラグの監視を</text:span><text:span text:style-name="T11">0.02</text:span><text:span text:style-name="T11">秒毎に</text:span><text:span text:style-name="T11">1</text:span><text:span text:style-name="T11">回行っている</text:span><text:span text:style-name="T11">.</text:span></text:p>
            <text:p text:style-name="P28"><text:span text:style-name="T10"/></text:p>
          </draw:text-box>
        </draw:frame>
        <draw:custom-shape draw:style-name="gr37" draw:text-style-name="P27" draw:layer="layout" svg:width="14.369cm" svg:height="0.855cm" svg:x="11.804cm" svg:y="4.64cm">
          <text:p text:style-name="P10">MainPanel</text:p>
          <draw:enhanced-geometry svg:viewBox="0 0 21600 21600" draw:type="rectangle" draw:enhanced-path="M 0 0 L 21600 0 21600 21600 0 21600 0 0 Z N"/>
        </draw:custom-shape>
        <draw:custom-shape draw:style-name="gr38" draw:text-style-name="P19" draw:layer="layout" svg:width="7.205cm" svg:height="2.565cm" svg:x="11.804cm" svg:y="5.495cm">
          <text:p/>
          <draw:enhanced-geometry svg:viewBox="0 0 21600 21600" draw:mirror-horizontal="false" draw:mirror-vertical="false" draw:type="rectangle" draw:enhanced-path="M 0 0 L 21600 0 21600 21600 0 21600 0 0 Z N"/>
        </draw:custom-shape>
        <draw:custom-shape draw:style-name="gr39" draw:text-style-name="P18" draw:layer="layout" svg:width="7.164cm" svg:height="2.565cm" svg:x="19.009cm" svg:y="5.495cm">
          <text:p/>
          <draw:enhanced-geometry svg:viewBox="0 0 21600 21600" draw:type="rectangle" draw:enhanced-path="M 0 0 L 21600 0 21600 21600 0 21600 0 0 Z N"/>
        </draw:custom-shape>
        <draw:custom-shape draw:style-name="gr40" draw:text-style-name="P18" draw:layer="layout" svg:width="6.31cm" svg:height="0.733cm" svg:x="12.252cm" svg:y="6.757cm">
          <text:p/>
          <draw:enhanced-geometry svg:viewBox="0 0 21600 21600" draw:type="rectangle" draw:enhanced-path="M 0 0 L 21600 0 21600 21600 0 21600 0 0 Z N"/>
        </draw:custom-shape>
        <draw:custom-shape draw:style-name="gr41" draw:text-style-name="P27" draw:layer="layout" svg:width="6.31cm" svg:height="0.895cm" svg:x="12.252cm" svg:y="5.862cm">
          <text:p text:style-name="P10">menu</text:p>
          <draw:enhanced-geometry svg:viewBox="0 0 21600 21600" draw:type="rectangle" draw:enhanced-path="M 0 0 L 21600 0 21600 21600 0 21600 0 0 Z N"/>
        </draw:custom-shape>
        <draw:custom-shape draw:style-name="gr42" draw:text-style-name="P27" draw:layer="layout" svg:width="6.064cm" svg:height="0.896cm" svg:x="19.58cm" svg:y="5.78cm">
          <text:p text:style-name="P10">war</text:p>
          <draw:enhanced-geometry svg:viewBox="0 0 21600 21600" draw:type="rectangle" draw:enhanced-path="M 0 0 L 21600 0 21600 21600 0 21600 0 0 Z N"/>
        </draw:custom-shape>
        <draw:custom-shape draw:style-name="gr43" draw:text-style-name="P18" draw:layer="layout" svg:width="6.064cm" svg:height="1.058cm" svg:x="19.58cm" svg:y="6.676cm">
          <text:p/>
          <draw:enhanced-geometry svg:viewBox="0 0 21600 21600" draw:type="rectangle" draw:enhanced-path="M 0 0 L 21600 0 21600 21600 0 21600 0 0 Z N"/>
        </draw:custom-shape>
        <draw:custom-shape draw:style-name="gr44" draw:text-style-name="P21" draw:layer="layout" svg:width="14.451cm" svg:height="6.675cm" svg:x="11.804cm" svg:y="9.607cm">
          <text:p text:style-name="P30"><text:span text:style-name="T2">While( true ){</text:span></text:p>
          <text:p text:style-name="P30"><text:span text:style-name="T2"><text:tab/></text:span><text:span text:style-name="T2">repaint();</text:span></text:p>
          <text:p text:style-name="P30"><text:span text:style-name="T2"><text:tab/></text:span><text:span text:style-name="T2">menu.Time(); <text:s/>war.Time();</text:span></text:p>
          <text:p text:style-name="P30"><text:span text:style-name="T2"><text:tab/></text:span><text:span text:style-name="T2">if( menu.GetFlag() == true ){}</text:span></text:p>
          <text:p text:style-name="P30"><text:span text:style-name="T2"><text:tab/></text:span></text:p>
          <text:p text:style-name="P30"><text:span text:style-name="T2"><text:tab/></text:span><text:span text:style-name="T2">try(){Thread.sleep(20);}catch{}</text:span></text:p>
          <text:p text:style-name="P30"><text:span text:style-name="T2">}</text:span></text:p>
          <draw:enhanced-geometry svg:viewBox="0 0 21600 21600" draw:type="rectangle" draw:enhanced-path="M 0 0 L 21600 0 21600 21600 0 21600 0 0 Z N"/>
        </draw:custom-shape>
        <draw:custom-shape draw:style-name="gr45" draw:text-style-name="P27" draw:layer="layout" svg:width="14.451cm" svg:height="1.099cm" svg:x="11.804cm" svg:y="8.508cm">
          <text:p text:style-name="P10"><text:s/>void : ru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custom-shape draw:style-name="gr46" draw:text-style-name="P18" draw:layer="layout" svg:width="3.244cm" svg:height="2.795cm" svg:x="23.532cm" svg:y="10.125cm">
          <text:p/>
          <draw:enhanced-geometry svg:viewBox="0 0 21600 21600" draw:type="rectangle" draw:enhanced-path="M 0 0 L 21600 0 21600 21600 0 21600 0 0 Z N"/>
        </draw:custom-shape>
        <draw:custom-shape draw:style-name="gr46" draw:text-style-name="P18" draw:layer="layout" svg:width="3.244cm" svg:height="2.795cm" svg:x="20.288cm" svg:y="10.125cm">
          <text:p/>
          <draw:enhanced-geometry svg:viewBox="0 0 21600 21600" draw:type="rectangle" draw:enhanced-path="M 0 0 L 21600 0 21600 21600 0 21600 0 0 Z N"/>
        </draw:custom-shape>
        <draw:custom-shape draw:style-name="gr47" draw:text-style-name="P19" draw:layer="layout" svg:width="3.244cm" svg:height="2.795cm" svg:x="17.044cm" svg:y="10.125cm">
          <text:p/>
          <draw:enhanced-geometry svg:viewBox="0 0 21600 21600" draw:type="rectangle" draw:enhanced-path="M 0 0 L 21600 0 21600 21600 0 21600 0 0 Z N"/>
        </draw:custom-shape>
        <draw:frame presentation:style-name="pr4" draw:text-style-name="P5" draw:layer="layout" svg:width="26cm" svg:height="2.5cm" svg:x="1cm" svg:y="1cm" presentation:class="title" presentation:user-transformed="true">
          <draw:text-box>
            <text:p text:style-name="P5"><text:span text:style-name="T1">内部仕様</text:span><text:span text:style-name="T1">:MenuPanel</text:span><text:span text:style-name="T1"><text:tab/></text:span></text:p>
          </draw:text-box>
        </draw:frame>
        <draw:custom-shape draw:style-name="gr48" draw:text-style-name="P27" draw:layer="layout" svg:width="11.926cm" svg:height="1.384cm" svg:x="1.059cm" svg:y="4.6cm">
          <text:p text:style-name="P10">MenuPanel</text:p>
          <draw:enhanced-geometry svg:viewBox="0 0 21600 21600" draw:type="rectangle" draw:enhanced-path="M 0 0 L 21600 0 21600 21600 0 21600 0 0 Z N"/>
        </draw:custom-shape>
        <draw:custom-shape draw:style-name="gr49" draw:text-style-name="P20" draw:layer="layout" svg:width="11.926cm" svg:height="7.042cm" svg:x="1.059cm" svg:y="5.984cm">
          <text:p text:style-name="P15">-Jpanel : card</text:p>
          <text:p text:style-name="P15"/>
          <text:p text:style-name="P15">- MENU_LIST : menu[];</text:p>
          <text:p text:style-name="P15"><text:span text:style-name="T2">︙</text:span></text:p>
          <text:p text:style-name="P15"><text:span text:style-name="T2">- UnitOrg : unorg</text:span></text:p>
          <text:p text:style-name="P15"><text:span text:style-name="T2">- ConfSit : confs</text:span></text:p>
          <text:p text:style-name="P15"><text:span text:style-name="T2">- TactRes : tact</text:span></text:p>
          <text:p text:style-name="P15"><text:span text:style-name="T2">- Sortie : sortie</text:span></text:p>
          <draw:enhanced-geometry svg:viewBox="0 0 21600 21600" draw:type="rectangle" draw:enhanced-path="M 0 0 L 21600 0 21600 21600 0 21600 0 0 Z N"/>
        </draw:custom-shape>
        <draw:custom-shape draw:style-name="gr50" draw:text-style-name="P20" draw:layer="layout" svg:width="11.926cm" svg:height="4.477cm" svg:x="1.059cm" svg:y="13.026cm">
          <text:p text:style-name="P15">+ MenuPanel()</text:p>
          <text:p text:style-name="P15">@Override</text:p>
          <text:p text:style-name="P15">+ void : mousePressed()</text:p>
          <text:p text:style-name="P15">+ void MouseMoved()</text:p>
          <text:p text:style-name="P15">+ void : paintComponent()</text:p>
          <text:p text:style-name="P15"/>
          <text:p text:style-name="P15"/>
          <text:p text:style-name="P15"/>
          <text:p text:style-name="P15"/>
          <draw:enhanced-geometry svg:viewBox="0 0 21600 21600" draw:type="rectangle" draw:enhanced-path="M 0 0 L 21600 0 21600 21600 0 21600 0 0 Z N"/>
        </draw:custom-shape>
        <draw:custom-shape draw:style-name="gr51" draw:text-style-name="P21" draw:layer="layout" svg:width="12.821cm" svg:height="4.192cm" svg:x="13.841cm" svg:y="4.641cm">
          <text:p text:style-name="P15"><text:span text:style-name="T2">- int : RetLocMenu()</text:span></text:p>
          <text:p text:style-name="P15"><text:span text:style-name="T2">+ void ShowMenuFirst()</text:span></text:p>
          <text:p text:style-name="P15"><text:span text:style-name="T2">︙</text:span></text:p>
          <text:p text:style-name="P15"><text:span text:style-name="T2">+ void Init()//</text:span><text:span text:style-name="T2">初期化</text:span></text:p>
          <draw:enhanced-geometry svg:viewBox="0 0 21600 21600" draw:type="rectangle" draw:enhanced-path="M 0 0 L 21600 0 21600 21600 0 21600 0 0 Z N"/>
        </draw:custom-shape>
        <draw:custom-shape draw:style-name="gr52" draw:text-style-name="P31" draw:layer="layout" svg:width="12.98cm" svg:height="0.844cm" svg:x="13.8cm" svg:y="9.281cm">
          <text:p text:style-name="P10"><text:span text:style-name="T12">MenuPanel == card</text:span></text:p>
          <draw:enhanced-geometry svg:viewBox="0 0 21600 21600" draw:type="rectangle" draw:enhanced-path="M 0 0 L 21600 0 21600 21600 0 21600 0 0 Z N"/>
        </draw:custom-shape>
        <draw:custom-shape draw:style-name="gr53" draw:text-style-name="P32" draw:layer="layout" svg:width="2.187cm" svg:height="1.093cm" svg:x="17.533cm" svg:y="10.513cm">
          <text:p text:style-name="P15">confs</text:p>
          <draw:enhanced-geometry svg:viewBox="0 0 21600 21600" draw:type="rectangle" draw:enhanced-path="M 0 0 L 21600 0 21600 21600 0 21600 0 0 Z N"/>
        </draw:custom-shape>
        <draw:custom-shape draw:style-name="gr54" draw:text-style-name="P32" draw:layer="layout" svg:width="2.085cm" svg:height="1.023cm" svg:x="20.874cm" svg:y="10.407cm">
          <text:p text:style-name="P15">tact</text:p>
          <draw:enhanced-geometry svg:viewBox="0 0 21600 21600" draw:type="rectangle" draw:enhanced-path="M 0 0 L 21600 0 21600 21600 0 21600 0 0 Z N"/>
        </draw:custom-shape>
        <draw:custom-shape draw:style-name="gr55" draw:text-style-name="P32" draw:layer="layout" svg:width="2.381cm" svg:height="0.964cm" svg:x="23.984cm" svg:y="10.395cm">
          <text:p text:style-name="P15">sortie</text:p>
          <draw:enhanced-geometry svg:viewBox="0 0 21600 21600" draw:type="rectangle" draw:enhanced-path="M 0 0 L 21600 0 21600 21600 0 21600 0 0 Z N"/>
        </draw:custom-shape>
        <draw:custom-shape draw:style-name="gr46" draw:text-style-name="P18" draw:layer="layout" svg:width="3.244cm" svg:height="2.795cm" svg:x="13.8cm" svg:y="10.125cm">
          <text:p/>
          <draw:enhanced-geometry svg:viewBox="0 0 21600 21600" draw:type="rectangle" draw:enhanced-path="M 0 0 L 21600 0 21600 21600 0 21600 0 0 Z N"/>
        </draw:custom-shape>
        <draw:custom-shape draw:style-name="gr56" draw:text-style-name="P32" draw:layer="layout" svg:width="2.639cm" svg:height="1.17cm" svg:x="14.188cm" svg:y="10.437cm">
          <text:p text:style-name="P15">unorg</text:p>
          <draw:enhanced-geometry svg:viewBox="0 0 21600 21600" draw:type="rectangle" draw:enhanced-path="M 0 0 L 21600 0 21600 21600 0 21600 0 0 Z N"/>
        </draw:custom-shape>
        <draw:custom-shape draw:style-name="gr57" draw:text-style-name="P18" draw:layer="layout" svg:width="2.639cm" svg:height="0.811cm" svg:x="14.188cm" svg:y="11.607cm">
          <text:p/>
          <draw:enhanced-geometry svg:viewBox="0 0 21600 21600" draw:type="rectangle" draw:enhanced-path="M 0 0 L 21600 0 21600 21600 0 21600 0 0 Z N"/>
        </draw:custom-shape>
        <draw:custom-shape draw:style-name="gr58" draw:text-style-name="P18" draw:layer="layout" svg:width="2.187cm" svg:height="0.776cm" svg:x="17.533cm" svg:y="11.606cm">
          <text:p/>
          <draw:enhanced-geometry svg:viewBox="0 0 21600 21600" draw:type="rectangle" draw:enhanced-path="M 0 0 L 21600 0 21600 21600 0 21600 0 0 Z N"/>
        </draw:custom-shape>
        <draw:custom-shape draw:style-name="gr59" draw:text-style-name="P18" draw:layer="layout" svg:width="2.081cm" svg:height="1.058cm" svg:x="20.878cm" svg:y="11.43cm">
          <text:p/>
          <draw:enhanced-geometry svg:viewBox="0 0 21600 21600" draw:type="rectangle" draw:enhanced-path="M 0 0 L 21600 0 21600 21600 0 21600 0 0 Z N"/>
        </draw:custom-shape>
        <draw:custom-shape draw:style-name="gr60" draw:text-style-name="P18" draw:layer="layout" svg:width="2.382cm" svg:height="1.058cm" svg:x="23.983cm" svg:y="11.359cm">
          <text:p/>
          <draw:enhanced-geometry svg:viewBox="0 0 21600 21600" draw:type="rectangle" draw:enhanced-path="M 0 0 L 21600 0 21600 21600 0 21600 0 0 Z N"/>
        </draw:custom-shape>
        <draw:frame draw:style-name="gr29" draw:text-style-name="P12" draw:layer="layout" svg:width="12.524cm" svg:height="3.825cm" svg:x="13.935cm" svg:y="13.626cm">
          <draw:text-box>
            <text:p text:style-name="P2"><text:span text:style-name="T2">　メニュー画面の管理と表示を行う</text:span><text:span text:style-name="T2">.</text:span></text:p>
            <text:p text:style-name="P2"><text:span text:style-name="T2"/></text:p>
            <text:p text:style-name="P2"><text:span text:style-name="T2">　各クラス間でのデータの受け渡しはここで行われる</text:span><text:span text:style-name="T2">.</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text:tab/></text:span><text:span text:style-name="T1">:ConfSit , UnitOrg</text:span></text:p>
          </draw:text-box>
        </draw:frame>
        <draw:custom-shape draw:style-name="gr61" draw:text-style-name="P34" draw:layer="layout" svg:width="10.275cm" svg:height="1.184cm" svg:x="1.367cm" svg:y="6.085cm">
          <text:p text:style-name="P33">- MENU : GraphFrog</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367cm" svg:y="4.542cm">
          <text:p text:style-name="P10">ConfSit extends PANEL</text:p>
          <draw:enhanced-geometry svg:viewBox="0 0 21600 21600" draw:type="rectangle" draw:enhanced-path="M 0 0 L 21600 0 21600 21600 0 21600 0 0 Z N"/>
        </draw:custom-shape>
        <draw:custom-shape draw:style-name="gr63" draw:text-style-name="P35" draw:layer="layout" svg:width="10.274cm" svg:height="4.057cm" svg:x="1.367cm" svg:y="7.276cm">
          <text:p text:style-name="P25"><text:span text:style-name="T2"><text:s/></text:span><text:span text:style-name="T2">ConfSit()</text:span></text:p>
          <text:p text:style-name="P25"><text:span text:style-name="T2"/></text:p>
          <text:p text:style-name="P25"><text:span text:style-name="T2">@Override</text:span></text:p>
          <text:p text:style-name="P25"><text:span text:style-name="T2">Void paintComponent()</text:span></text:p>
          <text:p text:style-name="P25"><text:span text:style-name="T2"/></text:p>
          <text:p text:style-name="P25"><text:span text:style-name="T2"/></text:p>
          <draw:enhanced-geometry svg:viewBox="0 0 21600 21600" draw:type="rectangle" draw:enhanced-path="M 0 0 L 21600 0 21600 21600 0 21600 0 0 Z N"/>
        </draw:custom-shape>
        <draw:frame draw:style-name="gr64" draw:text-style-name="P12" draw:layer="layout" svg:width="10.45cm" svg:height="4.851cm" svg:x="1cm" svg:y="11.4cm">
          <draw:text-box>
            <text:p text:style-name="P2"><text:span text:style-name="T2">　</text:span><text:span text:style-name="T2">MenuPanel</text:span><text:span text:style-name="T2">からロードされたデータとカエルを表示する</text:span><text:span text:style-name="T2">.</text:span></text:p>
          </draw:text-box>
        </draw:frame>
        <draw:custom-shape draw:style-name="gr65" draw:text-style-name="P34" draw:layer="layout" svg:width="10.275cm" svg:height="3.616cm" svg:x="14.2cm" svg:y="5.943cm">
          <text:p text:style-name="P33">- boolean : createflag</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4.2cm" svg:y="4.4cm">
          <text:p text:style-name="P10">UnitOrg extends PANEL</text:p>
          <draw:enhanced-geometry svg:viewBox="0 0 21600 21600" draw:type="rectangle" draw:enhanced-path="M 0 0 L 21600 0 21600 21600 0 21600 0 0 Z N"/>
        </draw:custom-shape>
        <draw:frame draw:style-name="gr66" draw:text-style-name="P12" draw:layer="layout" svg:width="12.568cm" svg:height="4.991cm" svg:x="1cm" svg:y="13.809cm">
          <draw:text-box>
            <text:p text:style-name="P2"><text:span text:style-name="T2">　新規ユニットの追加をこのクラスで行う</text:span><text:span text:style-name="T2">.</text:span></text:p>
            <text:p text:style-name="P2"><text:span text:style-name="T2">　</text:span><text:span text:style-name="T2">DrawCreateWindow</text:span><text:span text:style-name="T2">で作成用のウインドウを表示し</text:span><text:span text:style-name="T2">,</text:span><text:span text:style-name="T2">そのウインドウ内の動作を</text:span><text:span text:style-name="T2">OperateUnit()</text:span><text:span text:style-name="T2">で受取り</text:span><text:span text:style-name="T2">,CreateUnit()</text:span><text:span text:style-name="T2">で実際に更新・作成する</text:span><text:span text:style-name="T2">.</text:span></text:p>
          </draw:text-box>
        </draw:frame>
        <draw:custom-shape draw:style-name="gr67" draw:text-style-name="P35" draw:layer="layout" svg:width="10.274cm" svg:height="8.511cm" svg:x="14.2cm" svg:y="9.559cm">
          <text:p text:style-name="P25"><text:span text:style-name="T2">+ ConfSit()</text:span></text:p>
          <text:p text:style-name="P25"><text:span text:style-name="T2"/></text:p>
          <text:p text:style-name="P25"><text:span text:style-name="T2">@Override</text:span></text:p>
          <text:p text:style-name="P25"><text:span text:style-name="T2">+void : paintComponent()</text:span></text:p>
          <text:p text:style-name="P25"><text:span text:style-name="T2"/></text:p>
          <text:p text:style-name="P25"><text:span text:style-name="T2">- void : DrawCreateWindow()</text:span></text:p>
          <text:p text:style-name="P25"><text:span text:style-name="T2">- void : OperateUnit()</text:span></text:p>
          <text:p text:style-name="P25"><text:span text:style-name="T2">- void : CreateUnit()</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line draw:style-name="gr68" draw:text-style-name="P36" draw:layer="layout" svg:x1="0.4cm" svg:y1="13.6cm" svg:x2="13.568cm" svg:y2="13.6cm">
          <text:p/>
        </draw:line>
        <draw:line draw:style-name="gr68" draw:text-style-name="P36" draw:layer="layout" svg:x1="13.568cm" svg:y1="13.6cm" svg:x2="13.6cm" svg:y2="4.2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text:tab/></text:span><text:span text:style-name="T1">:TactRes,Sortie</text:span></text:p>
          </draw:text-box>
        </draw:frame>
        <draw:custom-shape draw:style-name="gr69" draw:text-style-name="P34" draw:layer="layout" svg:width="10.275cm" svg:height="2.915cm" svg:x="1.367cm" svg:y="6.085cm">
          <text:p text:style-name="P33">- boolean : moveflag</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367cm" svg:y="4.542cm">
          <text:p text:style-name="P10">TactRes extends PANEL</text:p>
          <draw:enhanced-geometry svg:viewBox="0 0 21600 21600" draw:type="rectangle" draw:enhanced-path="M 0 0 L 21600 0 21600 21600 0 21600 0 0 Z N"/>
        </draw:custom-shape>
        <draw:custom-shape draw:style-name="gr70" draw:text-style-name="P35" draw:layer="layout" svg:width="10.274cm" svg:height="6.6cm" svg:x="1.367cm" svg:y="9cm">
          <text:p text:style-name="P25"><text:span text:style-name="T2">+ TactRes()</text:span></text:p>
          <text:p text:style-name="P25"><text:span text:style-name="T2"/></text:p>
          <text:p text:style-name="P25"><text:span text:style-name="T2">@Override</text:span></text:p>
          <text:p text:style-name="P25"><text:span text:style-name="T2">+ void : paintComponent()</text:span></text:p>
          <text:p text:style-name="P25"><text:span text:style-name="T2"/></text:p>
          <text:p text:style-name="P25"><text:span text:style-name="T2">- void : AddLevel()</text:span></text:p>
          <text:p text:style-name="P25"><text:span text:style-name="T2">- void : DrawEqRef()</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frame draw:style-name="gr66" draw:text-style-name="P12" draw:layer="layout" svg:width="12.568cm" svg:height="4.719cm" svg:x="14.4cm" svg:y="13.4cm">
          <draw:text-box>
            <text:p text:style-name="P2"><text:span text:style-name="T2">　ユニットの装備の更新用のメニューと左右に揺れるウサギを表示する</text:span><text:span text:style-name="T2">.</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text:tab/></text:span><text:span text:style-name="T1">:TactRes, Sortie</text:span></text:p>
          </draw:text-box>
        </draw:frame>
        <draw:custom-shape draw:style-name="gr69" draw:text-style-name="P34" draw:layer="layout" svg:width="10.275cm" svg:height="2.915cm" svg:x="1.367cm" svg:y="6.085cm">
          <text:p text:style-name="P33">- boolean : moveflag</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367cm" svg:y="4.542cm">
          <text:p text:style-name="P10">TactRes extends PANEL</text:p>
          <draw:enhanced-geometry svg:viewBox="0 0 21600 21600" draw:type="rectangle" draw:enhanced-path="M 0 0 L 21600 0 21600 21600 0 21600 0 0 Z N"/>
        </draw:custom-shape>
        <draw:custom-shape draw:style-name="gr70" draw:text-style-name="P35" draw:layer="layout" svg:width="10.274cm" svg:height="6.6cm" svg:x="1.367cm" svg:y="9cm">
          <text:p text:style-name="P25"><text:span text:style-name="T2">+ TactRes()</text:span></text:p>
          <text:p text:style-name="P25"><text:span text:style-name="T2"/></text:p>
          <text:p text:style-name="P25"><text:span text:style-name="T2">@Override</text:span></text:p>
          <text:p text:style-name="P25"><text:span text:style-name="T2">+ void : paintComponent()</text:span></text:p>
          <text:p text:style-name="P25"><text:span text:style-name="T2"/></text:p>
          <text:p text:style-name="P25"><text:span text:style-name="T2">- void : AddLevel()</text:span></text:p>
          <text:p text:style-name="P25"><text:span text:style-name="T2">- void : DrawEqRef()</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frame draw:style-name="gr71" draw:text-style-name="P12" draw:layer="layout" svg:width="11cm" svg:height="2.8cm" svg:x="1cm" svg:y="16.2cm">
          <draw:text-box>
            <text:p text:style-name="P2"><text:span text:style-name="T2">　ユニットの装備の更新用のメニューと左右に揺れるウサギを表示する</text:span><text:span text:style-name="T2">.</text:span></text:p>
          </draw:text-box>
        </draw:frame>
        <draw:custom-shape draw:style-name="gr69" draw:text-style-name="P34" draw:layer="layout" svg:width="10.275cm" svg:height="2.915cm" svg:x="1.367cm" svg:y="6.085cm">
          <text:p text:style-name="P33">- boolean : moveflag</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367cm" svg:y="4.542cm">
          <text:p text:style-name="P10">TactRes extends PANEL</text:p>
          <draw:enhanced-geometry svg:viewBox="0 0 21600 21600" draw:type="rectangle" draw:enhanced-path="M 0 0 L 21600 0 21600 21600 0 21600 0 0 Z N"/>
        </draw:custom-shape>
        <draw:custom-shape draw:style-name="gr70" draw:text-style-name="P35" draw:layer="layout" svg:width="10.274cm" svg:height="6.6cm" svg:x="1.367cm" svg:y="9cm">
          <text:p text:style-name="P25"><text:span text:style-name="T2">+ TactRes()</text:span></text:p>
          <text:p text:style-name="P25"><text:span text:style-name="T2"/></text:p>
          <text:p text:style-name="P25"><text:span text:style-name="T2">@Override</text:span></text:p>
          <text:p text:style-name="P25"><text:span text:style-name="T2">+ void : paintComponent()</text:span></text:p>
          <text:p text:style-name="P25"><text:span text:style-name="T2"/></text:p>
          <text:p text:style-name="P25"><text:span text:style-name="T2">- void : AddLevel()</text:span></text:p>
          <text:p text:style-name="P25"><text:span text:style-name="T2">- void : DrawEqRef()...</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custom-shape draw:style-name="gr69" draw:text-style-name="P34" draw:layer="layout" svg:width="10.275cm" svg:height="2.915cm" svg:x="14.8cm" svg:y="5.985cm">
          <text:p text:style-name="P33">- boolean : moveflag</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4.8cm" svg:y="4.442cm">
          <text:p text:style-name="P10">TactRes extends PANEL</text:p>
          <draw:enhanced-geometry svg:viewBox="0 0 21600 21600" draw:type="rectangle" draw:enhanced-path="M 0 0 L 21600 0 21600 21600 0 21600 0 0 Z N"/>
        </draw:custom-shape>
        <draw:custom-shape draw:style-name="gr70" draw:text-style-name="P35" draw:layer="layout" svg:width="10.274cm" svg:height="6.6cm" svg:x="14.8cm" svg:y="8.9cm">
          <text:p text:style-name="P25"><text:span text:style-name="T2">+ TactRes()</text:span></text:p>
          <text:p text:style-name="P25"><text:span text:style-name="T2"/></text:p>
          <text:p text:style-name="P25"><text:span text:style-name="T2">@Override</text:span></text:p>
          <text:p text:style-name="P25"><text:span text:style-name="T2">+ void : paintComponent()</text:span></text:p>
          <text:p text:style-name="P25"><text:span text:style-name="T2"/></text:p>
          <text:p text:style-name="P25"><text:span text:style-name="T2">- void : AddLevel()</text:span></text:p>
          <text:p text:style-name="P25"><text:span text:style-name="T2">- void : DrawEqRef()</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custom-shape draw:style-name="gr69" draw:text-style-name="P34" draw:layer="layout" svg:width="10.275cm" svg:height="2.915cm" svg:x="14.8cm" svg:y="5.985cm">
          <text:p text:style-name="P33">- boolean : CreateWinF</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4.8cm" svg:y="4.442cm">
          <text:p text:style-name="P10">Sortie extends PANEL</text:p>
          <draw:enhanced-geometry svg:viewBox="0 0 21600 21600" draw:type="rectangle" draw:enhanced-path="M 0 0 L 21600 0 21600 21600 0 21600 0 0 Z N"/>
        </draw:custom-shape>
        <draw:custom-shape draw:style-name="gr70" draw:text-style-name="P35" draw:layer="layout" svg:width="10.274cm" svg:height="6.6cm" svg:x="14.8cm" svg:y="8.9cm">
          <text:p text:style-name="P25"><text:span text:style-name="T2">+ Sortie()</text:span></text:p>
          <text:p text:style-name="P25"><text:span text:style-name="T2"/></text:p>
          <text:p text:style-name="P25"><text:span text:style-name="T2">@Override</text:span></text:p>
          <text:p text:style-name="P25"><text:span text:style-name="T2">+ void : paintComponent()</text:span></text:p>
          <text:p text:style-name="P25"><text:span text:style-name="T2"/></text:p>
          <text:p text:style-name="P25"><text:span text:style-name="T2">- void : DrawUnit()</text:span></text:p>
          <text:p text:style-name="P25"><text:span text:style-name="T2">- void : DrawWindow()...</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frame draw:style-name="gr29" draw:text-style-name="P12" draw:layer="layout" svg:width="12.2cm" svg:height="2.038cm" svg:x="14.4cm" svg:y="16.4cm">
          <draw:text-box>
            <text:p text:style-name="P2"><text:span text:style-name="T2">ステージに挑戦するユニットととその選択ウインドウを表示する</text:span><text:span text:style-name="T2">.</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内部仕様</text:span><text:span text:style-name="T1"><text:tab/></text:span><text:span text:style-name="T1">:War</text:span></text:p>
          </draw:text-box>
        </draw:frame>
        <draw:custom-shape draw:style-name="gr69" draw:text-style-name="P34" draw:layer="layout" svg:width="10.275cm" svg:height="2.915cm" svg:x="1.367cm" svg:y="6.085cm">
          <text:p text:style-name="P33">- boolean : moveflag</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367cm" svg:y="4.542cm">
          <text:p text:style-name="P10">TactRes extends PANEL</text:p>
          <draw:enhanced-geometry svg:viewBox="0 0 21600 21600" draw:type="rectangle" draw:enhanced-path="M 0 0 L 21600 0 21600 21600 0 21600 0 0 Z N"/>
        </draw:custom-shape>
        <draw:custom-shape draw:style-name="gr69" draw:text-style-name="P34" draw:layer="layout" svg:width="10.275cm" svg:height="2.915cm" svg:x="1.367cm" svg:y="6.085cm">
          <text:p text:style-name="P33">- boolean : CreateWinFlag</text:p>
          <text:p text:style-name="P33">//draw</text:p>
          <text:p text:style-name="P33">︙</text:p>
          <text:p text:style-name="P33"/>
          <text:p text:style-name="P33"/>
          <draw:enhanced-geometry svg:viewBox="0 0 21600 21600" draw:type="rectangle" draw:enhanced-path="M 0 0 L 21600 0 21600 21600 0 21600 0 0 Z N"/>
        </draw:custom-shape>
        <draw:custom-shape draw:style-name="gr62" draw:text-style-name="P27" draw:layer="layout" svg:width="10.275cm" svg:height="1.543cm" svg:x="1.367cm" svg:y="4.542cm">
          <text:p text:style-name="P10">War extends PANEL</text:p>
          <draw:enhanced-geometry svg:viewBox="0 0 21600 21600" draw:type="rectangle" draw:enhanced-path="M 0 0 L 21600 0 21600 21600 0 21600 0 0 Z N"/>
        </draw:custom-shape>
        <draw:custom-shape draw:style-name="gr70" draw:text-style-name="P35" draw:layer="layout" svg:width="10.274cm" svg:height="6.6cm" svg:x="1.367cm" svg:y="9cm">
          <text:p text:style-name="P25"><text:span text:style-name="T2">+ War()</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custom-shape draw:style-name="gr72" draw:text-style-name="P35" draw:layer="layout" svg:width="10.274cm" svg:height="10.8cm" svg:x="14.726cm" svg:y="4.4cm">
          <text:p text:style-name="P25"><text:span text:style-name="T2"/></text:p>
          <text:p text:style-name="P25"><text:span text:style-name="T2"/></text:p>
          <text:p text:style-name="P25"><text:span text:style-name="T2">@Override</text:span></text:p>
          <text:p text:style-name="P25"><text:span text:style-name="T2">+ void : paintComponent()</text:span></text:p>
          <text:p text:style-name="P25"><text:span text:style-name="T2"/></text:p>
          <text:p text:style-name="P25"><text:span text:style-name="T2">- void : DrawUnit()</text:span></text:p>
          <text:p text:style-name="P25"><text:span text:style-name="T2">- void : DrawWindow()</text:span></text:p>
          <text:p text:style-name="P25"><text:span text:style-name="T2"/></text:p>
          <text:p text:style-name="P25"><text:span text:style-name="T2"/></text:p>
          <text:p text:style-name="P25"><text:span text:style-name="T2"/></text:p>
          <draw:enhanced-geometry svg:viewBox="0 0 21600 21600" draw:type="rectangle" draw:enhanced-path="M 0 0 L 21600 0 21600 21600 0 21600 0 0 Z N"/>
        </draw:custom-shape>
        <draw:frame draw:style-name="gr73" draw:text-style-name="P12" draw:layer="layout" svg:width="24.2cm" svg:height="2.6cm" svg:x="2cm" svg:y="16.2cm">
          <draw:text-box>
            <text:p text:style-name="P2"><text:span text:style-name="T2">敵味方のユニットを構造体に格納してソートして戦闘を行う</text:span><text:span text:style-name="T2">.</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進行分析</text:span></text:p>
          </draw:text-box>
        </draw:frame>
        <draw:frame presentation:style-name="pr5" draw:text-style-name="P6" draw:layer="layout" svg:width="25.5cm" svg:height="13cm" svg:x="1cm" svg:y="5.5cm" presentation:class="outline" presentation:user-transformed="true">
          <draw:text-box>
            <text:list text:style-name="L3">
              <text:list-item>
                <text:p text:style-name="P6"><text:span text:style-name="T3">・ある程度予想していたレベルまでは到達できたが</text:span><text:span text:style-name="T3">,</text:span><text:span text:style-name="T3">ステージの組み込みまでは時間が足りなかった</text:span><text:span text:style-name="T3">.</text:span><text:span text:style-name="T3">もう少し早くから取り掛かるべきであり</text:span><text:span text:style-name="T3">,</text:span><text:span text:style-name="T3">かつ実装の内容をしっかり決めておくべきである</text:span><text:span text:style-name="T3">.</text:span></text:p>
              </text:list-item>
              <text:list-item>
                <text:p text:style-name="P6"><text:span text:style-name="T3">・バランス調整は二の次になってしまったので</text:span><text:span text:style-name="T3">,</text:span><text:span text:style-name="T3">これも取り掛かりたい</text:span><text:span text:style-name="T3">.</text:span></text:p>
              </text:list-item>
              <text:list-item>
                <text:p text:style-name="P6"><text:span text:style-name="T3"/></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新規で会得した知識</text:span></text:p>
          </draw:text-box>
        </draw:frame>
        <draw:frame presentation:style-name="pr5" draw:text-style-name="P6" draw:layer="layout" svg:width="25.5cm" svg:height="13cm" svg:x="1cm" svg:y="5.5cm" presentation:class="outline" presentation:user-transformed="true">
          <draw:text-box>
            <text:list text:style-name="L3">
              <text:list-item>
                <text:p text:style-name="P6"><text:span text:style-name="T3">・実際に授業でやったことの応用である</text:span><text:span text:style-name="T3">,</text:span><text:span text:style-name="T3">大規模なプロジェクトでの</text:span><text:span text:style-name="T3">java</text:span><text:span text:style-name="T3">の設計方法と</text:span><text:span text:style-name="T3">,</text:span><text:span text:style-name="T3">クラスライブラリの</text:span><text:span text:style-name="T3">swing</text:span><text:span text:style-name="T3">の知識を会得した</text:span><text:span text:style-name="T3">.</text:span></text:p>
              </text:list-item>
              <text:list-item>
                <text:p text:style-name="P6"><text:span text:style-name="T3"/></text:p>
              </text:list-item>
              <text:list-item>
                <text:p text:style-name="P6"><text:span text:style-name="T3"/></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text:span text:style-name="T1">苦戦した点・問題点</text:span><text:span text:style-name="T1"><text:tab/></text:span></text:p>
          </draw:text-box>
        </draw:frame>
        <draw:frame presentation:style-name="pr5" draw:text-style-name="P6" draw:layer="layout" svg:width="25.5cm" svg:height="13cm" svg:x="1cm" svg:y="5.5cm" presentation:class="outline" presentation:user-transformed="true">
          <draw:text-box>
            <text:list text:style-name="L3">
              <text:list-header>
                <text:p text:style-name="P6"><text:span text:style-name="T3">・クラス間でのデータの受け渡しが参照渡しではなく値渡しで一切反映されなくて２日くらい悩んだ</text:span><text:span text:style-name="T3">.</text:span></text:p>
              </text:list-header>
              <text:list-item>
                <text:p text:style-name="P6"><text:span text:style-name="T3">・クラス名や変数名、メソッド名が適当なので</text:span><text:span text:style-name="T3">,</text:span><text:span text:style-name="T3">リファクタリングが必要である</text:span><text:span text:style-name="T3">.</text:span></text:p>
              </text:list-item>
              <text:list-item>
                <text:p text:style-name="P6"><text:span text:style-name="T3">・バランス調整</text:span></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Meiryo UI" svg:font-family="'Meiryo UI'" style:font-family-generic="modern" style:font-pitch="variable"/>
    <style:font-face style:name="Yu Gothic UI Semilight" svg:font-family="'Yu Gothic UI Semilight'"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番号&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番号&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31T17:29:53.270000000</meta:creation-date>
    <meta:editing-duration>PT11M9S</meta:editing-duration>
    <meta:editing-cycles>7</meta:editing-cycles>
    <meta:generator>LibreOffice/5.3.4.2$Windows_x86 LibreOffice_project/f82d347ccc0be322489bf7da61d7e4ad13fe2ff3</meta:generator>
    <dc:date>2017-07-31T23:53:36.557000000</dc:date>
    <meta:document-statistic meta:object-count="24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